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officeooo:rsid="004ac0d0" officeooo:paragraph-rsid="004ac0d0" style:font-weight-asian="bold" style:font-weight-complex="bold"/>
    </style:style>
    <style:style style:name="P3" style:family="paragraph" style:parent-style-name="Standard">
      <style:text-properties fo:font-weight="bold" officeooo:rsid="004ac0d0" officeooo:paragraph-rsid="004ac0d0" style:font-weight-asian="bold" style:font-weight-complex="bold"/>
    </style:style>
    <style:style style:name="P4" style:family="paragraph" style:parent-style-name="Standard">
      <style:text-properties fo:font-weight="normal" officeooo:rsid="0022d73b" officeooo:paragraph-rsid="0022d73b" style:font-weight-asian="normal" style:font-weight-complex="normal"/>
    </style:style>
    <style:style style:name="P5" style:family="paragraph" style:parent-style-name="Standard">
      <style:text-properties fo:font-weight="normal" officeooo:rsid="0026d5e2" style:font-weight-asian="normal" style:font-weight-complex="normal"/>
    </style:style>
    <style:style style:name="P6" style:family="paragraph" style:parent-style-name="Standard">
      <style:text-properties fo:font-weight="normal" officeooo:rsid="004c2c31" officeooo:paragraph-rsid="004c2c31" style:font-weight-asian="normal" style:font-weight-complex="normal"/>
    </style:style>
    <style:style style:name="P7" style:family="paragraph" style:parent-style-name="Standard">
      <style:text-properties fo:font-weight="normal" officeooo:rsid="004fd758" officeooo:paragraph-rsid="004fd758" style:font-weight-asian="normal" style:font-weight-complex="normal"/>
    </style:style>
    <style:style style:name="P8" style:family="paragraph" style:parent-style-name="Standard">
      <style:text-properties officeooo:rsid="001373ca"/>
    </style:style>
    <style:style style:name="P9" style:family="paragraph" style:parent-style-name="Standard">
      <style:paragraph-properties fo:break-before="page"/>
      <style:text-properties officeooo:rsid="001373ca"/>
    </style:style>
    <style:style style:name="P10" style:family="paragraph" style:parent-style-name="Standard">
      <style:text-properties fo:font-style="normal" fo:font-weight="normal" officeooo:rsid="0044f54c" officeooo:paragraph-rsid="0044f54c" style:font-style-asian="normal" style:font-weight-asian="normal" style:font-style-complex="normal" style:font-weight-complex="normal"/>
    </style:style>
    <style:style style:name="P11" style:family="paragraph" style:parent-style-name="Standard">
      <style:text-properties officeooo:rsid="0022d73b" officeooo:paragraph-rsid="0022d73b"/>
    </style:style>
    <style:style style:name="P12" style:family="paragraph" style:parent-style-name="Standard">
      <style:text-properties style:text-line-through-style="none" style:text-line-through-type="none" fo:font-style="normal" fo:font-weight="normal" officeooo:rsid="0057b743" officeooo:paragraph-rsid="00555c8a" style:font-style-asian="normal" style:font-weight-asian="normal" style:font-style-complex="normal" style:font-weight-complex="normal"/>
    </style:style>
    <style:style style:name="P13" style:family="paragraph" style:parent-style-name="Standard">
      <style:text-properties style:text-line-through-style="none" style:text-line-through-type="none" fo:font-style="normal" fo:font-weight="normal" officeooo:rsid="005bff8b" officeooo:paragraph-rsid="00555c8a" style:font-style-asian="normal" style:font-weight-asian="normal" style:font-style-complex="normal" style:font-weight-complex="normal"/>
    </style:style>
    <style:style style:name="P14" style:family="paragraph" style:parent-style-name="Standard">
      <style:paragraph-properties fo:break-before="page"/>
      <style:text-properties style:text-line-through-style="none" style:text-line-through-type="none" fo:font-style="normal" fo:font-weight="normal" officeooo:rsid="00607300" officeooo:paragraph-rsid="00607300" style:font-style-asian="normal" style:font-weight-asian="normal" style:font-style-complex="normal" style:font-weight-complex="normal"/>
    </style:style>
    <style:style style:name="P15" style:family="paragraph" style:parent-style-name="Standard">
      <style:text-properties style:text-line-through-style="none" style:text-line-through-type="none" fo:font-style="normal" fo:font-weight="normal" officeooo:rsid="00607300" officeooo:paragraph-rsid="00607300" style:font-style-asian="normal" style:font-weight-asian="normal" style:font-style-complex="normal" style:font-weight-complex="normal"/>
    </style:style>
    <style:style style:name="P16" style:family="paragraph" style:parent-style-name="Standard">
      <style:text-properties style:text-line-through-style="none" style:text-line-through-type="none" fo:font-style="normal" fo:font-weight="normal" officeooo:rsid="00698a51" officeooo:paragraph-rsid="00698a51" style:font-style-asian="normal" style:font-weight-asian="normal" style:font-style-complex="normal" style:font-weight-complex="normal"/>
    </style:style>
    <style:style style:name="P17" style:family="paragraph" style:parent-style-name="Horizontal_20_Line" style:list-style-name="L6"/>
    <style:style style:name="P18" style:family="paragraph" style:parent-style-name="Standard" style:list-style-name="L1"/>
    <style:style style:name="P19" style:family="paragraph" style:parent-style-name="Standard" style:list-style-name="L1">
      <style:paragraph-properties fo:text-align="center" style:justify-single-word="false"/>
      <style:text-properties fo:font-size="18pt" style:font-size-asian="18pt" style:font-size-complex="18pt"/>
    </style:style>
    <style:style style:name="P20" style:family="paragraph" style:parent-style-name="Standard" style:list-style-name="L1">
      <style:paragraph-properties fo:text-align="center" style:justify-single-word="false" fo:break-before="page"/>
      <style:text-properties fo:font-size="18pt" style:font-size-asian="18pt" style:font-size-complex="18pt"/>
    </style:style>
    <style:style style:name="P21" style:family="paragraph" style:parent-style-name="Standard" style:list-style-name="L2">
      <style:text-properties fo:font-weight="bold" officeooo:rsid="00367a15" officeooo:paragraph-rsid="00367a15" style:font-weight-asian="bold" style:font-weight-complex="bold"/>
    </style:style>
    <style:style style:name="P22" style:family="paragraph" style:parent-style-name="Standard" style:list-style-name="L2">
      <style:paragraph-properties fo:break-before="page"/>
      <style:text-properties fo:font-weight="bold" officeooo:rsid="00367a15" officeooo:paragraph-rsid="0049d6af" style:font-weight-asian="bold" style:font-weight-complex="bold"/>
    </style:style>
    <style:style style:name="P23" style:family="paragraph" style:parent-style-name="Standard" style:list-style-name="L3">
      <style:text-properties fo:font-weight="bold" officeooo:rsid="004bd372" officeooo:paragraph-rsid="004bd372" style:font-weight-asian="bold" style:font-weight-complex="bold"/>
    </style:style>
    <style:style style:name="P24" style:family="paragraph" style:parent-style-name="Standard" style:list-style-name="L3">
      <style:text-properties fo:font-weight="bold" officeooo:rsid="004c2c31" officeooo:paragraph-rsid="004ea9e9" style:font-weight-asian="bold" style:font-weight-complex="bold"/>
    </style:style>
    <style:style style:name="P25" style:family="paragraph" style:parent-style-name="Standard" style:list-style-name="L3">
      <style:text-properties fo:font-weight="normal" officeooo:rsid="004ac0d0" officeooo:paragraph-rsid="004e02ec" style:font-weight-asian="normal" style:font-weight-complex="normal"/>
    </style:style>
    <style:style style:name="P26" style:family="paragraph" style:parent-style-name="Standard" style:list-style-name="L3">
      <style:text-properties fo:font-weight="normal" officeooo:rsid="004ac0d0" officeooo:paragraph-rsid="004fd758" style:font-weight-asian="normal" style:font-weight-complex="normal"/>
    </style:style>
    <style:style style:name="P27" style:family="paragraph" style:parent-style-name="Standard" style:list-style-name="L3">
      <style:text-properties fo:font-weight="normal" officeooo:rsid="004e02ec" officeooo:paragraph-rsid="004fd758" style:font-weight-asian="normal" style:font-weight-complex="normal"/>
    </style:style>
    <style:style style:name="P28" style:family="paragraph" style:parent-style-name="Standard" style:list-style-name="L3">
      <style:text-properties fo:font-weight="normal" officeooo:rsid="004b6a10" officeooo:paragraph-rsid="004b6a10" style:font-weight-asian="normal" style:font-weight-complex="normal"/>
    </style:style>
    <style:style style:name="P29" style:family="paragraph" style:parent-style-name="Standard" style:list-style-name="L3">
      <style:text-properties fo:font-weight="normal" officeooo:rsid="004bd372" officeooo:paragraph-rsid="004bd372" style:font-weight-asian="normal" style:font-weight-complex="normal"/>
    </style:style>
    <style:style style:name="P30" style:family="paragraph" style:parent-style-name="Standard" style:list-style-name="L3">
      <style:text-properties fo:font-weight="normal" officeooo:rsid="004c2c31" officeooo:paragraph-rsid="004c2c31" style:font-weight-asian="normal" style:font-weight-complex="normal"/>
    </style:style>
    <style:style style:name="P31" style:family="paragraph" style:parent-style-name="Standard" style:list-style-name="L3">
      <style:text-properties fo:font-weight="normal" officeooo:rsid="004c2c31" officeooo:paragraph-rsid="004ea9e9" style:font-weight-asian="normal" style:font-weight-complex="normal"/>
    </style:style>
    <style:style style:name="P32" style:family="paragraph" style:parent-style-name="Standard" style:list-style-name="L3">
      <style:text-properties fo:font-weight="normal" officeooo:rsid="004fd758" officeooo:paragraph-rsid="004fd758" style:font-weight-asian="normal" style:font-weight-complex="normal"/>
    </style:style>
    <style:style style:name="P33" style:family="paragraph" style:parent-style-name="Standard" style:list-style-name="L3">
      <style:text-properties fo:font-style="normal" fo:font-weight="normal" officeooo:rsid="004b6a10" officeooo:paragraph-rsid="004b6a10" style:font-style-asian="normal" style:font-weight-asian="normal" style:font-style-complex="normal" style:font-weight-complex="normal"/>
    </style:style>
    <style:style style:name="P34" style:family="paragraph" style:parent-style-name="Standard" style:list-style-name="L4">
      <style:text-properties fo:font-style="normal" fo:font-weight="normal" officeooo:rsid="0041478b" officeooo:paragraph-rsid="0041478b" style:font-style-asian="normal" style:font-weight-asian="normal" style:font-style-complex="normal" style:font-weight-complex="normal"/>
    </style:style>
    <style:style style:name="P35" style:family="paragraph" style:parent-style-name="Standard" style:list-style-name="L4">
      <style:text-properties fo:font-style="normal" fo:font-weight="normal" officeooo:rsid="00422af8" officeooo:paragraph-rsid="00422af8" style:font-style-asian="normal" style:font-weight-asian="normal" style:font-style-complex="normal" style:font-weight-complex="normal"/>
    </style:style>
    <style:style style:name="P36" style:family="paragraph" style:parent-style-name="Standard" style:list-style-name="L4">
      <style:text-properties fo:font-style="normal" fo:font-weight="normal" officeooo:rsid="00441dda" officeooo:paragraph-rsid="0044f54c" style:font-style-asian="normal" style:font-weight-asian="normal" style:font-style-complex="normal" style:font-weight-complex="normal"/>
    </style:style>
    <style:style style:name="P37" style:family="paragraph" style:parent-style-name="Standard" style:list-style-name="L4">
      <style:text-properties fo:font-style="normal" fo:font-weight="normal" officeooo:rsid="0044f54c" officeooo:paragraph-rsid="0044f54c" style:font-style-asian="normal" style:font-weight-asian="normal" style:font-style-complex="normal" style:font-weight-complex="normal"/>
    </style:style>
    <style:style style:name="P38" style:family="paragraph" style:parent-style-name="Standard" style:list-style-name="L4">
      <style:text-properties fo:font-style="normal" fo:font-weight="normal" officeooo:rsid="00452b38" officeooo:paragraph-rsid="0046e8c9" style:font-style-asian="normal" style:font-weight-asian="normal" style:font-style-complex="normal" style:font-weight-complex="normal"/>
    </style:style>
    <style:style style:name="P39" style:family="paragraph" style:parent-style-name="Standard" style:list-style-name="L4">
      <style:text-properties fo:font-style="normal" fo:font-weight="normal" officeooo:rsid="0047f7b6" officeooo:paragraph-rsid="0049d6af" style:font-style-asian="normal" style:font-weight-asian="normal" style:font-style-complex="normal" style:font-weight-complex="normal"/>
    </style:style>
    <style:style style:name="P40" style:family="paragraph" style:parent-style-name="Standard" style:list-style-name="L4">
      <style:text-properties fo:font-style="normal" fo:font-weight="normal" officeooo:rsid="0049d6af" officeooo:paragraph-rsid="0049d6af" style:font-style-asian="normal" style:font-weight-asian="normal" style:font-style-complex="normal" style:font-weight-complex="normal"/>
    </style:style>
    <style:style style:name="P41" style:family="paragraph" style:parent-style-name="Standard" style:list-style-name="L6">
      <style:text-properties fo:font-style="normal" fo:font-weight="normal" officeooo:rsid="003be985" officeooo:paragraph-rsid="00555c8a" style:font-style-asian="normal" style:font-weight-asian="normal" style:font-style-complex="normal" style:font-weight-complex="normal"/>
    </style:style>
    <style:style style:name="P42" style:family="paragraph" style:parent-style-name="Standard" style:list-style-name="L6">
      <style:text-properties fo:font-style="normal" fo:font-weight="normal" officeooo:rsid="003d2be4" officeooo:paragraph-rsid="006ccebc" style:font-style-asian="normal" style:font-weight-asian="normal" style:font-style-complex="normal" style:font-weight-complex="normal"/>
    </style:style>
    <style:style style:name="P43" style:family="paragraph" style:parent-style-name="Standard" style:list-style-name="L6">
      <style:text-properties fo:font-style="normal" fo:font-weight="normal" officeooo:rsid="00598ffd" officeooo:paragraph-rsid="00598ffd" style:font-style-asian="normal" style:font-weight-asian="normal" style:font-style-complex="normal" style:font-weight-complex="normal"/>
    </style:style>
    <style:style style:name="P44" style:family="paragraph" style:parent-style-name="Standard" style:list-style-name="L6">
      <style:text-properties fo:font-style="normal" fo:font-weight="normal" officeooo:rsid="003ff446" officeooo:paragraph-rsid="00555c8a" style:font-style-asian="normal" style:font-weight-asian="normal" style:font-style-complex="normal" style:font-weight-complex="normal"/>
    </style:style>
    <style:style style:name="P45" style:family="paragraph" style:parent-style-name="Standard" style:list-style-name="L6">
      <style:text-properties fo:font-style="normal" fo:font-weight="normal" officeooo:rsid="0041b8d0" officeooo:paragraph-rsid="00555c8a" style:font-style-asian="normal" style:font-weight-asian="normal" style:font-style-complex="normal" style:font-weight-complex="normal"/>
    </style:style>
    <style:style style:name="P46" style:family="paragraph" style:parent-style-name="Standard" style:list-style-name="L6">
      <style:text-properties fo:font-style="normal" fo:font-weight="normal" officeooo:rsid="004291d2" officeooo:paragraph-rsid="00555c8a" style:font-style-asian="normal" style:font-weight-asian="normal" style:font-style-complex="normal" style:font-weight-complex="normal"/>
    </style:style>
    <style:style style:name="P47" style:family="paragraph" style:parent-style-name="Standard" style:list-style-name="L6">
      <style:text-properties fo:font-style="normal" fo:font-weight="normal" officeooo:rsid="0044662c" officeooo:paragraph-rsid="00555c8a" style:font-style-asian="normal" style:font-weight-asian="normal" style:font-style-complex="normal" style:font-weight-complex="normal"/>
    </style:style>
    <style:style style:name="P48" style:family="paragraph" style:parent-style-name="Standard" style:list-style-name="L6">
      <style:text-properties fo:font-style="normal" fo:font-weight="normal" officeooo:rsid="004634e6" officeooo:paragraph-rsid="00555c8a" style:font-style-asian="normal" style:font-weight-asian="normal" style:font-style-complex="normal" style:font-weight-complex="normal"/>
    </style:style>
    <style:style style:name="P49" style:family="paragraph" style:parent-style-name="Standard" style:list-style-name="L6">
      <style:text-properties fo:font-style="normal" fo:font-weight="normal" officeooo:rsid="00464e0e" officeooo:paragraph-rsid="00555c8a" style:font-style-asian="normal" style:font-weight-asian="normal" style:font-style-complex="normal" style:font-weight-complex="normal"/>
    </style:style>
    <style:style style:name="P50" style:family="paragraph" style:parent-style-name="Standard" style:list-style-name="L5">
      <style:paragraph-properties fo:break-before="page"/>
      <style:text-properties fo:font-style="normal" fo:font-weight="bold" officeooo:rsid="0051ac65" officeooo:paragraph-rsid="00555c8a" style:font-style-asian="normal" style:font-weight-asian="bold" style:font-style-complex="normal" style:font-weight-complex="bold"/>
    </style:style>
    <style:style style:name="P51" style:family="paragraph" style:parent-style-name="Standard" style:list-style-name="L6">
      <style:text-properties fo:font-style="normal" fo:font-weight="bold" officeooo:rsid="005824a7" officeooo:paragraph-rsid="005824a7" style:font-style-asian="normal" style:font-weight-asian="bold" style:font-style-complex="normal" style:font-weight-complex="bold"/>
    </style:style>
    <style:style style:name="P52" style:family="paragraph" style:parent-style-name="Standard" style:list-style-name="L6">
      <style:text-properties fo:font-style="normal" fo:font-weight="bold" officeooo:rsid="006ccebc" officeooo:paragraph-rsid="006ccebc" style:font-style-asian="normal" style:font-weight-asian="bold" style:font-style-complex="normal" style:font-weight-complex="bold"/>
    </style:style>
    <style:style style:name="P53" style:family="paragraph" style:parent-style-name="Standard" style:list-style-name="L6">
      <style:text-properties style:text-line-through-style="none" style:text-line-through-type="none" fo:font-style="normal" fo:font-weight="normal" officeooo:rsid="004f6938" officeooo:paragraph-rsid="00555c8a" style:font-style-asian="normal" style:font-weight-asian="normal" style:font-style-complex="normal" style:font-weight-complex="normal"/>
    </style:style>
    <style:style style:name="P54" style:family="paragraph" style:parent-style-name="Standard" style:list-style-name="L6">
      <style:text-properties style:text-line-through-style="none" style:text-line-through-type="none" fo:font-style="normal" fo:font-weight="normal" officeooo:rsid="0055476a" officeooo:paragraph-rsid="00555c8a" style:font-style-asian="normal" style:font-weight-asian="normal" style:font-style-complex="normal" style:font-weight-complex="normal"/>
    </style:style>
    <style:style style:name="P55" style:family="paragraph" style:parent-style-name="Standard" style:list-style-name="L6">
      <style:text-properties style:text-line-through-style="none" style:text-line-through-type="none" fo:font-style="normal" fo:font-weight="normal" officeooo:rsid="005252d6" officeooo:paragraph-rsid="00555c8a" style:font-style-asian="normal" style:font-weight-asian="normal" style:font-style-complex="normal" style:font-weight-complex="normal"/>
    </style:style>
    <style:style style:name="P56" style:family="paragraph" style:parent-style-name="Standard" style:list-style-name="L6">
      <style:text-properties style:text-line-through-style="none" style:text-line-through-type="none" fo:font-style="normal" fo:font-weight="normal" officeooo:rsid="00544dd7" officeooo:paragraph-rsid="006baf2e" style:font-style-asian="normal" style:font-weight-asian="normal" style:font-style-complex="normal" style:font-weight-complex="normal"/>
    </style:style>
    <style:style style:name="P57" style:family="paragraph" style:parent-style-name="Standard" style:list-style-name="L6">
      <style:text-properties style:text-line-through-style="none" style:text-line-through-type="none" fo:font-style="normal" fo:font-weight="normal" officeooo:rsid="0055dd2b" officeooo:paragraph-rsid="00555c8a" style:font-style-asian="normal" style:font-weight-asian="normal" style:font-style-complex="normal" style:font-weight-complex="normal"/>
    </style:style>
    <style:style style:name="P58" style:family="paragraph" style:parent-style-name="Standard" style:list-style-name="L6">
      <style:text-properties style:text-line-through-style="none" style:text-line-through-type="none" fo:font-style="normal" fo:font-weight="normal" officeooo:rsid="0057b743" officeooo:paragraph-rsid="00555c8a" style:font-style-asian="normal" style:font-weight-asian="normal" style:font-style-complex="normal" style:font-weight-complex="normal"/>
    </style:style>
    <style:style style:name="P59" style:family="paragraph" style:parent-style-name="Standard" style:list-style-name="L6">
      <style:text-properties style:text-line-through-style="none" style:text-line-through-type="none" fo:font-style="normal" fo:font-weight="normal" officeooo:rsid="005bff8b" officeooo:paragraph-rsid="00555c8a" style:font-style-asian="normal" style:font-weight-asian="normal" style:font-style-complex="normal" style:font-weight-complex="normal"/>
    </style:style>
    <style:style style:name="P60" style:family="paragraph" style:parent-style-name="Standard" style:list-style-name="L6">
      <style:text-properties style:text-line-through-style="none" style:text-line-through-type="none" fo:font-style="normal" fo:font-weight="normal" officeooo:rsid="005b174b" officeooo:paragraph-rsid="00555c8a" style:font-style-asian="normal" style:font-weight-asian="normal" style:font-style-complex="normal" style:font-weight-complex="normal"/>
    </style:style>
    <style:style style:name="P61" style:family="paragraph" style:parent-style-name="Standard" style:list-style-name="L6">
      <style:text-properties style:text-line-through-style="none" style:text-line-through-type="none" fo:font-style="normal" fo:font-weight="normal" officeooo:rsid="005a5c15" officeooo:paragraph-rsid="00555c8a" style:font-style-asian="normal" style:font-weight-asian="normal" style:font-style-complex="normal" style:font-weight-complex="normal"/>
    </style:style>
    <style:style style:name="P62" style:family="paragraph" style:parent-style-name="Standard" style:list-style-name="L6">
      <style:text-properties style:text-line-through-style="none" style:text-line-through-type="none" fo:font-style="normal" fo:font-weight="bold" officeooo:rsid="006baf2e" officeooo:paragraph-rsid="006baf2e" style:font-style-asian="normal" style:font-weight-asian="bold" style:font-style-complex="normal" style:font-weight-complex="bold"/>
    </style:style>
    <style:style style:name="P63" style:family="paragraph" style:parent-style-name="Standard" style:list-style-name="L6">
      <style:text-properties style:text-line-through-style="none" style:text-line-through-type="none" fo:font-style="normal" fo:font-weight="bold" officeooo:rsid="005bff8b" officeooo:paragraph-rsid="00555c8a" style:font-style-asian="normal" style:font-weight-asian="bold" style:font-style-complex="normal" style:font-weight-complex="bold"/>
    </style:style>
    <style:style style:name="P64" style:family="paragraph" style:parent-style-name="Standard" style:list-style-name="L6">
      <style:text-properties style:text-line-through-style="solid" style:text-line-through-type="single" fo:font-style="normal" fo:font-weight="normal" officeooo:rsid="005b174b" officeooo:paragraph-rsid="00555c8a"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7ccc3" style:font-style-asian="italic" style:font-style-complex="italic"/>
    </style:style>
    <style:style style:name="T3" style:family="text">
      <style:text-properties fo:font-style="italic" officeooo:rsid="0018c458" style:font-style-asian="italic" style:font-style-complex="italic"/>
    </style:style>
    <style:style style:name="T4" style:family="text">
      <style:text-properties fo:font-style="italic" officeooo:rsid="001a47b9" style:font-style-asian="italic" style:font-style-complex="italic"/>
    </style:style>
    <style:style style:name="T5" style:family="text">
      <style:text-properties fo:font-style="italic" officeooo:rsid="0046e8c9" style:font-style-asian="italic" style:font-style-complex="italic"/>
    </style:style>
    <style:style style:name="T6" style:family="text">
      <style:text-properties fo:font-style="italic" officeooo:rsid="004fe260" style:font-style-asian="italic" style:font-style-complex="italic"/>
    </style:style>
    <style:style style:name="T7" style:family="text">
      <style:text-properties fo:font-style="italic" officeooo:rsid="005252d6" style:font-style-asian="italic" style:font-style-complex="italic"/>
    </style:style>
    <style:style style:name="T8" style:family="text">
      <style:text-properties fo:font-style="italic" officeooo:rsid="0057b743" style:font-style-asian="italic" style:font-style-complex="italic"/>
    </style:style>
    <style:style style:name="T9" style:family="text">
      <style:text-properties fo:font-style="italic" officeooo:rsid="0058dcdd" style:font-style-asian="italic" style:font-style-complex="italic"/>
    </style:style>
    <style:style style:name="T10" style:family="text">
      <style:text-properties fo:font-style="italic" officeooo:rsid="00598ffd" style:font-style-asian="italic" style:font-style-complex="italic"/>
    </style:style>
    <style:style style:name="T11" style:family="text">
      <style:text-properties fo:font-style="italic" officeooo:rsid="00638514" style:font-style-asian="italic" style:font-style-complex="italic"/>
    </style:style>
    <style:style style:name="T12" style:family="text">
      <style:text-properties fo:font-style="italic" fo:font-weight="normal" officeooo:rsid="0028ddaa" style:font-style-asian="italic" style:font-weight-asian="normal" style:font-style-complex="italic" style:font-weight-complex="normal"/>
    </style:style>
    <style:style style:name="T13" style:family="text">
      <style:text-properties fo:font-style="italic" fo:font-weight="normal" officeooo:rsid="00299194" style:font-style-asian="italic" style:font-weight-asian="normal" style:font-style-complex="italic" style:font-weight-complex="normal"/>
    </style:style>
    <style:style style:name="T14" style:family="text">
      <style:text-properties fo:font-style="italic" fo:font-weight="normal" officeooo:rsid="002d3463" style:font-style-asian="italic" style:font-weight-asian="normal" style:font-style-complex="italic" style:font-weight-complex="normal"/>
    </style:style>
    <style:style style:name="T15" style:family="text">
      <style:text-properties fo:font-style="italic" fo:font-weight="bold" officeooo:rsid="0058dcd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17ccc3" style:font-style-asian="normal" style:font-style-complex="normal"/>
    </style:style>
    <style:style style:name="T18" style:family="text">
      <style:text-properties fo:font-style="normal" officeooo:rsid="00183306" style:font-style-asian="normal" style:font-style-complex="normal"/>
    </style:style>
    <style:style style:name="T19" style:family="text">
      <style:text-properties fo:font-style="normal" officeooo:rsid="0018c458" style:font-style-asian="normal" style:font-style-complex="normal"/>
    </style:style>
    <style:style style:name="T20" style:family="text">
      <style:text-properties fo:font-style="normal" officeooo:rsid="001a47b9" style:font-style-asian="normal" style:font-style-complex="normal"/>
    </style:style>
    <style:style style:name="T21" style:family="text">
      <style:text-properties fo:font-style="normal" officeooo:rsid="002eabe9" style:font-style-asian="normal" style:font-style-complex="normal"/>
    </style:style>
    <style:style style:name="T22" style:family="text">
      <style:text-properties fo:font-style="normal" officeooo:rsid="004ac0d0" style:font-style-asian="normal" style:font-style-complex="normal"/>
    </style:style>
    <style:style style:name="T23" style:family="text">
      <style:text-properties fo:font-style="normal" officeooo:rsid="004b6a10" style:font-style-asian="normal" style:font-style-complex="normal"/>
    </style:style>
    <style:style style:name="T24" style:family="text">
      <style:text-properties fo:font-style="normal" officeooo:rsid="004e02ec" style:font-style-asian="normal" style:font-style-complex="normal"/>
    </style:style>
    <style:style style:name="T25" style:family="text">
      <style:text-properties fo:font-style="normal" officeooo:rsid="004ea9e9" style:font-style-asian="normal" style:font-style-complex="normal"/>
    </style:style>
    <style:style style:name="T26" style:family="text">
      <style:text-properties fo:font-style="normal" officeooo:rsid="004fd758" style:font-style-asian="normal" style:font-style-complex="normal"/>
    </style:style>
    <style:style style:name="T27" style:family="text">
      <style:text-properties fo:font-style="normal" officeooo:rsid="004fe260" style:font-style-asian="normal" style:font-style-complex="normal"/>
    </style:style>
    <style:style style:name="T28" style:family="text">
      <style:text-properties fo:font-style="normal" fo:font-weight="normal" officeooo:rsid="0028ddaa" style:font-style-asian="normal" style:font-weight-asian="normal" style:font-style-complex="normal" style:font-weight-complex="normal"/>
    </style:style>
    <style:style style:name="T29" style:family="text">
      <style:text-properties fo:font-style="normal" fo:font-weight="normal" officeooo:rsid="002f11f6" style:font-style-asian="normal" style:font-weight-asian="normal" style:font-style-complex="normal" style:font-weight-complex="normal"/>
    </style:style>
    <style:style style:name="T30" style:family="text">
      <style:text-properties fo:font-style="normal" fo:font-weight="normal" officeooo:rsid="00299194" style:font-style-asian="normal" style:font-weight-asian="normal" style:font-style-complex="normal" style:font-weight-complex="normal"/>
    </style:style>
    <style:style style:name="T31" style:family="text">
      <style:text-properties fo:font-style="normal" fo:font-weight="normal" officeooo:rsid="002d3463" style:font-style-asian="normal" style:font-weight-asian="normal" style:font-style-complex="normal" style:font-weight-complex="normal"/>
    </style:style>
    <style:style style:name="T32" style:family="text">
      <style:text-properties fo:font-style="normal" fo:font-weight="normal" officeooo:rsid="002eabe9"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4ea9e9" style:font-style-asian="normal" style:font-weight-asian="bold" style:font-style-complex="normal" style:font-weight-complex="bold"/>
    </style:style>
    <style:style style:name="T35" style:family="text">
      <style:text-properties fo:font-style="normal" fo:font-weight="bold" officeooo:rsid="004fd758" style:font-style-asian="normal" style:font-weight-asian="bold" style:font-style-complex="normal" style:font-weight-complex="bold"/>
    </style:style>
    <style:style style:name="T36" style:family="text">
      <style:text-properties fo:font-style="normal" fo:font-weight="bold" officeooo:rsid="004b6a10" style:font-style-asian="normal" style:font-weight-asian="bold" style:font-style-complex="normal" style:font-weight-complex="bold"/>
    </style:style>
    <style:style style:name="T37" style:family="text">
      <style:text-properties officeooo:rsid="000d78af"/>
    </style:style>
    <style:style style:name="T38" style:family="text">
      <style:text-properties officeooo:rsid="000d9621"/>
    </style:style>
    <style:style style:name="T39" style:family="text">
      <style:text-properties officeooo:rsid="0010e102"/>
    </style:style>
    <style:style style:name="T40" style:family="text">
      <style:text-properties officeooo:rsid="0014e9bb"/>
    </style:style>
    <style:style style:name="T41" style:family="text">
      <style:text-properties officeooo:rsid="00169f1e"/>
    </style:style>
    <style:style style:name="T42" style:family="text">
      <style:text-properties officeooo:rsid="0017ccc3"/>
    </style:style>
    <style:style style:name="T43" style:family="text">
      <style:text-properties officeooo:rsid="00422af8"/>
    </style:style>
    <style:style style:name="T44" style:family="text">
      <style:text-properties officeooo:rsid="0043357c"/>
    </style:style>
    <style:style style:name="T45" style:family="text">
      <style:text-properties officeooo:rsid="00441dda"/>
    </style:style>
    <style:style style:name="T46" style:family="text">
      <style:text-properties officeooo:rsid="0044f54c"/>
    </style:style>
    <style:style style:name="T47" style:family="text">
      <style:text-properties officeooo:rsid="00452b38"/>
    </style:style>
    <style:style style:name="T48" style:family="text">
      <style:text-properties officeooo:rsid="0046e8c9"/>
    </style:style>
    <style:style style:name="T49" style:family="text">
      <style:text-properties officeooo:rsid="0047f7b6"/>
    </style:style>
    <style:style style:name="T50" style:family="text">
      <style:text-properties officeooo:rsid="0049d6af"/>
    </style:style>
    <style:style style:name="T51" style:family="text">
      <style:text-properties fo:font-weight="normal" style:font-weight-asian="normal" style:font-weight-complex="normal"/>
    </style:style>
    <style:style style:name="T52" style:family="text">
      <style:text-properties fo:font-weight="normal" officeooo:rsid="0028ddaa" style:font-weight-asian="normal" style:font-weight-complex="normal"/>
    </style:style>
    <style:style style:name="T53" style:family="text">
      <style:text-properties officeooo:rsid="004fe260"/>
    </style:style>
    <style:style style:name="T54" style:family="text">
      <style:text-properties officeooo:rsid="004b7cd4"/>
    </style:style>
    <style:style style:name="T55" style:family="text">
      <style:text-properties fo:font-weight="bold" style:font-weight-asian="bold" style:font-weight-complex="bold"/>
    </style:style>
    <style:style style:name="T56" style:family="text">
      <style:text-properties fo:font-weight="bold" officeooo:rsid="00544dd7" style:font-weight-asian="bold" style:font-weight-complex="bold"/>
    </style:style>
    <style:style style:name="T57" style:family="text">
      <style:text-properties fo:font-weight="bold" officeooo:rsid="00596bd2" style:font-weight-asian="bold" style:font-weight-complex="bold"/>
    </style:style>
    <style:style style:name="T58" style:family="text">
      <style:text-properties fo:font-weight="bold" officeooo:rsid="003df730" style:font-weight-asian="bold" style:font-weight-complex="bold"/>
    </style:style>
    <style:style style:name="T59" style:family="text">
      <style:text-properties fo:font-weight="bold" officeooo:rsid="005195a8" style:font-weight-asian="bold" style:font-weight-complex="bold"/>
    </style:style>
    <style:style style:name="T60" style:family="text">
      <style:text-properties fo:font-weight="bold" officeooo:rsid="0041b8d0" style:font-weight-asian="bold" style:font-weight-complex="bold"/>
    </style:style>
    <style:style style:name="T61" style:family="text">
      <style:text-properties fo:font-weight="bold" officeooo:rsid="0057b743" style:font-weight-asian="bold" style:font-weight-complex="bold"/>
    </style:style>
    <style:style style:name="T62" style:family="text">
      <style:text-properties fo:font-weight="bold" officeooo:rsid="0058dcdd" style:font-weight-asian="bold" style:font-weight-complex="bold"/>
    </style:style>
    <style:style style:name="T63" style:family="text">
      <style:text-properties fo:font-weight="bold" officeooo:rsid="005ab7c1" style:font-weight-asian="bold" style:font-weight-complex="bold"/>
    </style:style>
    <style:style style:name="T64" style:family="text">
      <style:text-properties fo:font-weight="bold" officeooo:rsid="005c87d1" style:font-weight-asian="bold" style:font-weight-complex="bold"/>
    </style:style>
    <style:style style:name="T65" style:family="text">
      <style:text-properties fo:font-weight="bold" officeooo:rsid="00638514" style:font-weight-asian="bold" style:font-weight-complex="bold"/>
    </style:style>
    <style:style style:name="T66" style:family="text">
      <style:text-properties fo:font-weight="bold" officeooo:rsid="005bff8b" style:font-weight-asian="bold" style:font-weight-complex="bold"/>
    </style:style>
    <style:style style:name="T67" style:family="text">
      <style:text-properties officeooo:rsid="005195a8"/>
    </style:style>
    <style:style style:name="T68" style:family="text">
      <style:text-properties officeooo:rsid="003f3ffd"/>
    </style:style>
    <style:style style:name="T69" style:family="text">
      <style:text-properties officeooo:rsid="003d2be4"/>
    </style:style>
    <style:style style:name="T70" style:family="text">
      <style:text-properties officeooo:rsid="003df730"/>
    </style:style>
    <style:style style:name="T71" style:family="text">
      <style:text-properties officeooo:rsid="0041b8d0"/>
    </style:style>
    <style:style style:name="T72" style:family="text">
      <style:text-properties officeooo:rsid="004291d2"/>
    </style:style>
    <style:style style:name="T73" style:family="text">
      <style:text-properties officeooo:rsid="0044662c"/>
    </style:style>
    <style:style style:name="T74" style:family="text">
      <style:text-properties officeooo:rsid="004634e6"/>
    </style:style>
    <style:style style:name="T75" style:family="text">
      <style:text-properties officeooo:rsid="00464e0e"/>
    </style:style>
    <style:style style:name="T76" style:family="text">
      <style:text-properties officeooo:rsid="0047ee68"/>
    </style:style>
    <style:style style:name="T77" style:family="text">
      <style:text-properties officeooo:rsid="00501200"/>
    </style:style>
    <style:style style:name="T78" style:family="text">
      <style:text-properties officeooo:rsid="005252d6"/>
    </style:style>
    <style:style style:name="T79" style:family="text">
      <style:text-properties officeooo:rsid="0055c788"/>
    </style:style>
    <style:style style:name="T80" style:family="text">
      <style:text-properties officeooo:rsid="0055dd2b"/>
    </style:style>
    <style:style style:name="T81" style:family="text">
      <style:text-properties officeooo:rsid="00544c87"/>
    </style:style>
    <style:style style:name="T82" style:family="text">
      <style:text-properties officeooo:rsid="0057b743"/>
    </style:style>
    <style:style style:name="T83" style:family="text">
      <style:text-properties officeooo:rsid="00596bd2"/>
    </style:style>
    <style:style style:name="T84" style:family="text">
      <style:text-properties officeooo:rsid="005bff8b"/>
    </style:style>
    <style:style style:name="T85" style:family="text">
      <style:text-properties officeooo:rsid="005b174b"/>
    </style:style>
    <style:style style:name="T86" style:family="text">
      <style:text-properties officeooo:rsid="0056bdea"/>
    </style:style>
    <style:style style:name="T87" style:family="text">
      <style:text-properties officeooo:rsid="0058dcdd"/>
    </style:style>
    <style:style style:name="T88" style:family="text">
      <style:text-properties officeooo:rsid="00598ffd"/>
    </style:style>
    <style:style style:name="T89" style:family="text">
      <style:text-properties officeooo:rsid="005c87d1"/>
    </style:style>
    <style:style style:name="T90" style:family="text">
      <style:text-properties officeooo:rsid="005d90b2"/>
    </style:style>
    <style:style style:name="T91" style:family="text">
      <style:text-properties officeooo:rsid="005f1f05"/>
    </style:style>
    <style:style style:name="T92" style:family="text">
      <style:text-properties officeooo:rsid="005f5fe7"/>
    </style:style>
    <style:style style:name="T93" style:family="text">
      <style:text-properties officeooo:rsid="00618bbc"/>
    </style:style>
    <style:style style:name="T94" style:family="text">
      <style:text-properties officeooo:rsid="00635d9d"/>
    </style:style>
    <style:style style:name="T95" style:family="text">
      <style:text-properties officeooo:rsid="00638514"/>
    </style:style>
    <style:style style:name="T96" style:family="text">
      <style:text-properties officeooo:rsid="0064f537"/>
    </style:style>
    <style:style style:name="T97" style:family="text">
      <style:text-properties officeooo:rsid="0066666a"/>
    </style:style>
    <style:style style:name="T98" style:family="text">
      <style:text-properties officeooo:rsid="00676f70"/>
    </style:style>
    <style:style style:name="T99" style:family="text">
      <style:text-properties officeooo:rsid="0067c8a1"/>
    </style:style>
    <style:style style:name="T100" style:family="text">
      <style:text-properties officeooo:rsid="00698a51"/>
    </style:style>
    <style:style style:name="T101" style:family="text">
      <style:text-properties officeooo:rsid="0069cc12"/>
    </style:style>
    <style:style style:name="T102" style:family="text">
      <style:text-properties officeooo:rsid="006baf2e"/>
    </style:style>
    <style:style style:name="T103" style:family="text">
      <style:text-properties officeooo:rsid="005824a7"/>
    </style:style>
    <style:style style:name="T104" style:family="text">
      <style:text-properties style:text-line-through-style="solid" style:text-line-through-type="single" officeooo:rsid="00464e0e"/>
    </style:style>
    <style:style style:name="T105" style:family="text">
      <style:text-properties style:text-line-through-style="none" style:text-line-through-type="none" officeooo:rsid="00464e0e"/>
    </style:style>
    <style:style style:name="T106" style:family="text">
      <style:text-properties style:text-line-through-style="none" style:text-line-through-type="none" officeooo:rsid="006f9003"/>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9">Zero Outline</text:p>
          <text:p text:style-name="P18"/>
        </text:list-header>
        <text:list-item>
          <text:p text:style-name="P18">INTRO TBD </text:p>
        </text:list-item>
        <text:list-item>
          <text:p text:style-name="P18">Dom sees a mage getting mugged, stops the robbers and the mage saves him from getting shot. He sees the mage use magic, but the mage tells him he’s seeing things.</text:p>
        </text:list-item>
        <text:list-item>
          <text:p text:style-name="P18">Dom becomes consumed thinking about this event, until he follows the mage and sees him use a spell to put out some lamps</text:p>
        </text:list-item>
        <text:list-item>
          <text:p text:style-name="P18">Dom runs home to think about what he saw, and slowly figures out how magic works</text:p>
        </text:list-item>
        <text:list-item>
          <text:p text:style-name="P18">Over the next couple days, he uses magic to so silly things like put out lights and light matches and stuff</text:p>
        </text:list-item>
        <text:list-item>
          <text:p text:style-name="P18">One day, he tries to use a spell and does something wrong (that thing TBD), and he accidentally summons a full-on demon into his workplace. </text:p>
        </text:list-item>
        <text:list-item>
          <text:p text:style-name="P18">The demon chases him, but he can’t run fast like he’s in a dream. <text:s/>Demon catches him, beats him, it’s really bad, and then Dom passes out.</text:p>
        </text:list-item>
        <text:list-item>
          <text:p text:style-name="P18">He wakes up in Jed’s house, and Jed tells him that he got a lot of people killed and accuses him of doing it on purpose. <text:s/>Dom convinces him as best he can that he didn’t after a bit of magic nonesense that scares the shit out of Dom</text:p>
        </text:list-item>
        <text:list-item>
          <text:p text:style-name="P18">Dom learns that, although he’s <text:span text:style-name="T1">super </text:span><text:span text:style-name="T16">done with magic after getting beaten to death nearly, he’s going to have to learn at least a little bit of magic for his safety and others</text:span></text:p>
        </text:list-item>
        <text:list-item>
          <text:p text:style-name="P18">Dom learns the ABCs of magic from Jed. <text:s/>About The Power and The Dream.</text:p>
        </text:list-item>
        <text:list-item>
          <text:p text:style-name="P18">Dom’s out of work (probably why this whole thing got started), and Jed says good! You can come work with me! <text:s/>You start Tuesday!</text:p>
        </text:list-item>
        <text:list-item>
          <text:p text:style-name="P18">Dom shows up to the address only to learn that Jed runs a diner out of a defunct cable car. <text:s/>Dom works a long shift at the diner and, there, he learns about the customers and makes the first steps toward learning Jed’s philosophy of magic. <text:s/>Mr. Miyagi-style, yaknow</text:p>
        </text:list-item>
        <text:list-item>
          <text:p text:style-name="P18">Dom asks Jed why he runs a diner if he can use magic, and Jed just answers simply that he likes the work. <text:s/>Dom thinks he’s being evasive, but Jed’s serious.</text:p>
        </text:list-item>
        <text:list-item>
          <text:p text:style-name="P18">On his way home, Dom runs across a demon and then witnesses a mage attack it. <text:s/>A battle ensues and the mage kills the demon. <text:s/>When the demon is dying, it manages to catch Dom and he gets into a bad situation.</text:p>
        </text:list-item>
        <text:list-item>
          <text:p text:style-name="P18">Yunjin, the mage, saves him from the demon and the meet for the first time. <text:s/>Step one here on the romance track.</text:p>
        </text:list-item>
        <text:list-item>
          <text:p text:style-name="P18">Dom wakes up the next morning at Jed’s and they’re prepping to go the the park. <text:s/>On the way there, Jed teaches him about the Magocracy, and takls to him about the demon that died last night. <text:s/>He explains how Mages make money – hunting demons, and ruling the city from the shadows. <text:s/>Jed suggests he do something else, and not work as a mage. Shit’s dangerous. <text:s/>They get in a fight and Jed decides to take Dom to a different part of the park to show him what fighting a demon is really like</text:p>
        </text:list-item>
        <text:list-item>
          <text:p text:style-name="P18">They go to a dark tunnel that looks abandoned, and they face a Mouther. <text:s/>Scary shit, but easy to kill. <text:s/>Jed is pretty rough with him, but teaches him how to kill the demon. <text:s/>It goes pretty well at first, but Dom messes something up.</text:p>
        </text:list-item>
        <text:list-item>
          <text:p text:style-name="P18">The mess-up is dramatic, and Dom manages to pull it out barely so that Jed can fix the situation. Dom is pissed, and Jed allows him to exorcist the demon. <text:s/>Dom storms off.</text:p>
        </text:list-item>
        <text:list-item>
          <text:p text:style-name="P18">Storming through the city, Dom gets assailed by a homeless woman in a wheelchair who says she’s dying and needs help. <text:s/>Turns out that she’s not dying, but she does need her bag fixed. Dom fixes it with magic, and she freaks out on him again. <text:s/>He’s a spy, ect ect. <text:s/>A woman appears to stop her from screaming – Yunjin. <text:s/>Oh boy.</text:p>
        </text:list-item>
        <text:list-item>
          <text:p text:style-name="P18"><text:soft-page-break/>Yunjin invites Dom into her store and they talk about like and magic and whatnot. <text:s/>Romance track step 2 here. <text:s/>Maybe here’s where Dom convinces himself that she’s flirting with him, but then finds out that she’s dating a girl. <text:s/><text:span text:style-name="T37">Yunjin invites him to </text:span><text:span text:style-name="T38">hang out with her team of Exorcists at the Tempest later that day.</text:span></text:p>
        </text:list-item>
        <text:list-item>
          <text:p text:style-name="P18">Dom returns to the Cable Car Diner and makes up with Jed. <text:s/><text:span text:style-name="T39">Jed introduces Mrs. Mary to Dom, who needs his help with something. <text:s/>Here’s another opportunity for Jed to teach Dom his ethos about the world. <text:s/>This is the grow nice flowers scene. Dom finishes his shift and leaves for the Tempest</text:span></text:p>
        </text:list-item>
        <text:list-item>
          <text:p text:style-name="P18">Dom meets the Exorcists at the Tempest. <text:s/>This is an opportunity to learn their ethos about the world. <text:s/>They’re attacked at the end of the scene</text:p>
        </text:list-item>
        <text:list-item>
          <text:p text:style-name="P18">The Exorcists are attacked by a scary man in a suit. <text:s/>Dom is the only one who doesn’t escape. Things are scary and Dom learns about some plot (but only a bit) to be evil or something. <text:s/>It’s an intense scene to escape.</text:p>
        </text:list-item>
        <text:list-item>
          <text:p text:style-name="P18">Dom is back with the Exorcists, and they talk about what happened and, eventually, figure out what’s going on enough that they put a plan together.</text:p>
        </text:list-item>
        <text:list-item>
          <text:p text:style-name="P18">Dom and Yunjin take off with Yunjin holding Dom’s hand to teleport him around. <text:s/>Yunjin x Dom romance scene here. <text:s/>Yay more progression. <text:s/>They drop him off at Jed’s diner.</text:p>
        </text:list-item>
        <text:list-item>
          <text:p text:style-name="P18">Dom finds Jed in the diner talking to Mrs. Gault. <text:s/>They’re in the middle of a magic battle thing – it’s that gaslighting magic scene with the teacup/coffee.</text:p>
        </text:list-item>
        <text:list-item>
          <text:p text:style-name="P18">Jed wins with a little help from Dom, Dom explains what’s happened from his friends, and Jed runs off to help his friends.</text:p>
        </text:list-item>
        <text:list-item>
          <text:p text:style-name="P18">There’s some collection of scenes here… probably not the Garden scene, but this is where the garden scene goes in the zero draft.</text:p>
        </text:list-item>
        <text:list-item>
          <text:p text:style-name="P18">Dom shows up to the Senate, and he gives his speech to the gathering</text:p>
        </text:list-item>
        <text:list-item>
          <text:p text:style-name="P18">The vote happens and he loses, but then pulls it out at the end with a technicallity that he learned earlier. <text:s/>Yay celebration and end story.</text:p>
        </text:list-item>
      </text:list>
      <text:p text:style-name="P5"/>
      <text:list text:continue-numbering="true" text:style-name="L1">
        <text:list-header>
          <text:p text:style-name="P20">First Outline</text:p>
          <text:p text:style-name="P19"/>
        </text:list-header>
      </text:list>
      <text:p text:style-name="P1">Dom learns <text:span text:style-name="T40">how to chase his dreams – and WHY HE SHOULD</text:span></text:p>
      <text:p text:style-name="P1"/>
      <text:p text:style-name="Standard"><text:tab/><text:span text:style-name="T41">Summary of the emotional arc: Dom discovers magic exists and falls in love with it. <text:s/>From there, he learns that he’ll never be able to be as good as the people who are Senators for the City of San Francisco – magic gains in power the longer you’re a mage. <text:s/>He could work for the rest of his life and never be as powerful </text:span><text:span text:style-name="T42">as them – and especially not as powerful as the Elder Gods, who’ve been alive for 400+ years at this point. <text:s/>He’s demoralized and really thinks about giving it up, since he joined up too late in his life to… really be of use to the cause of the Exorcists. <text:s/>Dom learns that he’s having trouble giving it up, but he’s in the mindset that he </text:span><text:span text:style-name="T2">should </text:span><text:span text:style-name="T17">give it up, since he doesn’t want to hold back the Exorcists </text:span><text:span text:style-name="T18">or take advantage of their kindness to teach him. <text:s/></text:span><text:span text:style-name="T19">Also, he thinks that he</text:span><text:span text:style-name="T3"> shouldn’t</text:span><text:span text:style-name="T19"> give up his job because… what? Is he going to leave his high-paying job to live with 4 roommates in the city? <text:s/>Seems unreasonable. <text:s/></text:span><text:span text:style-name="T20">His first step to unraveling this, is that someone (Jed, maybe) tells him very matter-of-factly that he</text:span><text:span text:style-name="T4"> could</text:span><text:span text:style-name="T20"> just give up his job and move in with some of the Exorcists. <text:s/>He learns that, even as a very new magician, he could just get a job that allows him to focus on learning magic. <text:s/>Part-time if he needs to – magicians to make some money even if they’re really new. <text:s/>And, if he really wanted to, there’s no problem with just taking it on as a hobby. <text:s/>Learn about spells in your free time.</text:span><text:span text:style-name="T18"> <text:s/></text:span><text:span text:style-name="T17">In the end, Dom comes to an understanding that </text:span><text:span text:style-name="T19">he </text:span><text:span text:style-name="T3">might </text:span><text:span text:style-name="T19">never become a great magician, but that it’s not really for him to say – chasing success will only guarentee failure. <text:s/>He should, instead, commit himself to the work or the journey. <text:s/>Success will come or it won’t, but </text:span><text:span text:style-name="T20">he</text:span><text:span text:style-name="T19"> can’t make it happen </text:span><text:span text:style-name="T20">any more than he can make a flower grow. <text:s/></text:span></text:p>
      <text:p text:style-name="P8"/>
      <text:p text:style-name="P9"/>
      <text:list xml:id="list2251874047" text:style-name="L2">
        <text:list-header>
          <text:p text:style-name="P21">YUNJIN’S STORY</text:p>
          <text:p text:style-name="P21"/>
        </text:list-header>
      </text:list>
      <text:p text:style-name="P11"><text:span text:style-name="T51"><text:tab/>Summary of the love story arc: </text:span><text:span text:style-name="T52">Yunjin is an addict – maybe alchohol, maybe weed, maybe pills, but nothing that makes her a zombie, she’s very functional. <text:s/>She uses it to cover up her self-hatred for not being able to focus hard on her magic work. <text:s/>She’s basically a gifted child who doesn’t really have to work very hard to get the job done, but now she’s at the point where she </text:span><text:span text:style-name="T12">needs to focus </text:span><text:span text:style-name="T28">and she just doesn’t know how. <text:s/>So she… uses some sort of drug to get her there. Dom and her click very quickly because </text:span><text:span text:style-name="T12">each of them</text:span><text:span text:style-name="T28"> think</text:span><text:span text:style-name="T29">s</text:span><text:span text:style-name="T28"> that the other absolutely has it together. <text:s/>Dom is very successful at his job, he’s super smart and confident and he can achieve whatever he puts his mind to seemingly. <text:s/></text:span><text:span text:style-name="T30">Yunjin is a firebrand, she takes what she wants and doesn’t apologize, she’s an absolute prodigy at spellwork, and she’s close to making a living of her magic – every thing Dom wants to be. <text:s/>In reality, Dom </text:span><text:span text:style-name="T13">is </text:span><text:span text:style-name="T30">very confident, but only because he doesn’t really care about his job. <text:s/>He has no </text:span><text:span text:style-name="T13">ego </text:span><text:span text:style-name="T30">at stake if he fails </text:span><text:span text:style-name="T31">but, suddenly, with magic he cares </text:span><text:span text:style-name="T14">a lot </text:span><text:span text:style-name="T31">about being good at it and so suffers when he isn’t instantly good. <text:s/>Yunjin in reality</text:span><text:span text:style-name="T14"> is</text:span><text:span text:style-name="T31"> a prodigy at magic, but she’s dealing with a lot of self-hatred/depression because she can’t bring herself to focus on her spellwork now that it’s actually getting to the point where it’s hard for her. <text:s/>Because of this, she’s become reliant on alcohol to focus – </text:span><text:span text:style-name="T32">I think it calms her racing mind and allows her to actually get down to work. <text:s/>Dom’s arc with Yunjin is that he’s trying to get into magic, but the insecurity he feels about it sort of scares her a little (mabe it’s unattractive, who knows?). <text:s/>He also ends up having a hard time expressing the insecurity to her, but she can tell. <text:s/>Yunjin’s arc with Dom is that she’s trying hard to make it as a working Magician, but the alcohol is really getting in the way of her relationship with him, who she really ends up falling in love with. <text:s/>She also knows deep down that the alcoholism is affecting her work, but she thinks she needs it </text:span><text:span text:style-name="T29">to live up to her standard she’s set for herself</text:span><text:span text:style-name="T32">. </text:span></text:p>
      <text:p text:style-name="P2"><text:span text:style-name="T21">D</text:span><text:span text:style-name="T16">om re-do story</text:span></text:p>
      <text:p text:style-name="P3"><text:span text:style-name="T16"/></text:p>
      <text:list text:style-name="L3">
        <text:list-item>
          <text:p text:style-name="P25"><text:span text:style-name="T16">Dom discovers magic on the train or something. <text:s/>He sees someone OD and a Magician does an exorcism to save the man’s life. <text:s/>Most of the people afterwards are talking about “thank god that guy had Narcan” but Dom knows that wasn’t it. <text:s/>He really saw magic. <text:s/></text:span><text:span text:style-name="T24">Dom runs the guy down and the man tries to ward him off, but eventually relents and give him his card with an address on it. <text:s/>Come by if you want to talk about what you think you saw.</text:span></text:p>
        </text:list-item>
        <text:list-item>
          <text:p text:style-name="P27"><text:span text:style-name="T16">Dom goes the address, there’s probably some mental hurdles to jump over but he gets there pretty fast, and he finds out that the address is to a diner in Nob Hill. <text:s/>The guy’s name is Jed, and he runs the place – the Cable Car Diner – and Jed is an Exorcist. <text:s/>They talk for a little bit and Jed lets him know that </text:span><text:span text:style-name="T33">anyone can learn magic</text:span><text:span text:style-name="T16">, just most people don’t have the life experience to believe it exists. <text:s/></text:span><text:span text:style-name="T25">Jed explains a little about magic, and then invites Dom to the exhibition to see all they kinds of magic there and meet the Exorcists. <text:s/></text:span><text:span text:style-name="T34">Exorcists are basically magic paramedics. <text:s/>Why not just be a paramedic?!?! <text:s/></text:span><text:span text:style-name="T23">S</text:span><text:span text:style-name="T26">omewhere in here, </text:span><text:span text:style-name="T35">Jed and Dom have a conversation that he’s happy to teach Dom exorcism</text:span><text:span text:style-name="T26">, because he doesn’t have an apprentice this ??season?? and he needs the extra help for the Parliment coming up in… 4 months? Who knows. <text:s/></text:span><text:span text:style-name="T35">He then tells Dom that he would have until after that to decide if he wanted to commit to the task or if he wanted to be a hobbyist.</text:span><text:span text:style-name="T26"> <text:s/>Jed will probably have another apprentice to teach next year, and he can’t take up a slot if he’s not going to be serious about it. </text:span></text:p>
        </text:list-item>
        <text:list-item>
          <text:p text:style-name="P26"><text:span text:style-name="T16">Dom </text:span><text:span text:style-name="T23">finds the Exorcists </text:span><text:span text:style-name="T25">at the exhibition and i</text:span><text:span text:style-name="T23">t’s everything – rituals, chanting, exorcism, all the good stuff. <text:s/>There, he really falls madly in love with the magic. <text:s/></text:span><text:span text:style-name="T35">Dom gets it, and</text:span><text:span text:style-name="T36"> decides that he’s gonna become an Exorcist.</text:span><text:span text:style-name="T23"> <text:s/>People there tell him, or he finds out that they basically make no money. <text:s/>But it’s enough to get by. <text:s/></text:span><text:span text:style-name="T35">He tells Jed that he’s in.</text:span><text:span text:style-name="T26"> Jed says he’s not going to force him. <text:s/>He won’t make sure he shows up, won’t push him to learn anything. <text:s/>What you put in is what you’ll get out. <text:s/>We open the store at 4am. </text:span></text:p>
        </text:list-item>
        <text:list-item>
          <text:p text:style-name="P28"><text:span text:style-name="T25">Jed teaches </text:span><text:span text:style-name="T16">Dom how to exorcise a demon. It’s super scary, and he feels like it completely drained him dry, and </text:span><text:span text:style-name="T33">he ends up giving up on it thinking that this was pretty good for his first try.</text:span><text:span text:style-name="T16"> <text:s/></text:span><text:span text:style-name="T25">Jed just lets him give up if he wants to. <text:s/>No pushing at all.</text:span></text:p>
        </text:list-item>
        <text:list-item>
          <text:p text:style-name="P33">Dom tells the Exorcists that he tried that exorcism, but couldn’t do it and he gave up. <text:s/>He’s asking them for advice and, through the course of that, he discovers that it’s an almost brain-dead easy exorcism for them. <text:s/>They figure out that Dom was actually proud of it and try to take it back. <text:s/>Already done, it’s hurt him, but he tried to brush it off like it didn’t hurt.</text:p>
        </text:list-item>
        <text:list-item>
          <text:p text:style-name="P23"><text:span text:style-name="T16">Dom has another scene here that builds up resentment that he can’t do the exorcism. <text:s/>He keeps giving up and starting again. <text:s/></text:span><text:span text:style-name="T25">This is probably tied into a main plot event. <text:s/>The Parliment?</text:span></text:p>
        </text:list-item>
        <text:list-item>
          <text:p text:style-name="P29"><text:span text:style-name="T33">Dom talks to Jed about how he doesn’t think he can actually be an Exorcist</text:span><text:span text:style-name="T16">. <text:s/>He doesn’t think he has the knack for it and he just feels the frustration building up every time he can’t do it right. <text:s/>Jed laughs and tells him about the resentment that everyone feels when they’re learning magic. <text:s/>Resentment that you’re not smart enough, resentment that magic is so stupid that it works differently every time, resentment that you committed to this like a goddamn idiot, resentment for the time you wasted learning this. <text:s/>But anyone who makes it in this business had to learn that the resentment is just part of the work. <text:s/>The better you are, the earlier it comes for you, and the better friends you are with it when it comes to meet you. And just on the other side of that resentment, is gratitude. <text:s/>Gratitude about how far you’ve come, about the friends you get to work with, gratitude for the work you’re doing and the change you’re making in the world. But if you stop on the resentment part, you’ll just be left with that. <text:s/>Dom resolves to sit with his frustration and move past it.</text:span></text:p>
          <text:p text:style-name="P30"><text:span text:style-name="T33"/></text:p>
        </text:list-item>
      </text:list>
      <text:p text:style-name="P6"><text:soft-page-break/><text:span text:style-name="T33"/></text:p>
      <text:p text:style-name="P6"><text:span text:style-name="T33"/></text:p>
      <text:list text:continue-numbering="true" text:style-name="L3">
        <text:list-item>
          <text:p text:style-name="P30"><text:span text:style-name="T33">Dom feels frustration with his magic, but does manage to complete a very low-level exorcism</text:span><text:span text:style-name="T16">. <text:s/>This might be when Yunjin is experiencing withdrawal. <text:s/>He could do a sleeping exorcism or something.</text:span></text:p>
        </text:list-item>
        <text:list-item>
          <text:p text:style-name="P30"><text:span text:style-name="T16">Dom meets a very, very high powered Exorcist and </text:span><text:span text:style-name="T33">realizes that he’ll never be powerful enough to be on this guy’s level</text:span><text:span text:style-name="T16">. <text:s/>It’s some crazy magic, reality-altering shit. <text:s/>He literally could never.</text:span></text:p>
        </text:list-item>
        <text:list-item>
          <text:p text:style-name="P30"><text:span text:style-name="T16">Dom needs to tell… probably Yunjin this and Yunjin is just straight with him that he probably couldn’t be. <text:s/>He says, </text:span><text:span text:style-name="T33">“Don’t you want to be the best Yunjin?”</text:span><text:span text:style-name="T16"> and she says I think very nonchalantly probably while still chewing her food, </text:span><text:span text:style-name="T33">“No, I want to be a Ritualist. And if I get there someday, then so be it. <text:s/>And if I never do. <text:s/>So be it.”</text:span><text:span text:style-name="T16"> <text:s/>Dom doesn’t really get the idea of not trying to be the best, but he does do his best to let it sink in.</text:span></text:p>
        </text:list-item>
        <text:list-item>
          <text:p text:style-name="P24"><text:span text:style-name="T25">There feels like there needs to be a beat here, but I don’t know what it is… <text:s/></text:span><text:span text:style-name="T27">something about chewing through his desire to control the outcome of him commiting to being an Exorcist. <text:s/></text:span><text:span text:style-name="T6">Like he’s not going to commit if he isn’t sure he’s gonna be amazing at it.</text:span></text:p>
        </text:list-item>
        <text:list-item>
          <text:p text:style-name="P31"><text:span text:style-name="T34">Dom casts a full exorcism on someone who is very greatful that he did it and Dom sort of, finally gets what Yunjin is talking about. </text:span><text:span text:style-name="T25"><text:s/>Wanting to be the best is very destructive thinking, it sort of curses him with all the anguish and resentments that would only guarentee that he doesn’t make it. <text:s/>If he want to give himself a fighting chance, he needs to learn how to take joy on the people/fairies?? that he has the ability to help now. <text:s/></text:span><text:span text:style-name="T34">He needs to commit himself to the work</text:span><text:span text:style-name="T25"> – whatever comes of it is none of his business. <text:s/></text:span><text:span text:style-name="T27">This might happen at the parliament? Or something surrounding that?</text:span></text:p>
        </text:list-item>
        <text:list-item>
          <text:p text:style-name="P32"><text:span text:style-name="T25">D</text:span><text:span text:style-name="T16">om asks Jed if he can work at the diner for him. <text:s/></text:span><text:span text:style-name="T33">He’s decided that he would like to commit full-time to exorcism</text:span><text:span text:style-name="T16">. <text:s/>Jed, of course, says yes. <text:s/>I actually think this is a good place to end the story. <text:s/></text:span><text:span text:style-name="T27">This part might literally happen at the parliament event and we just let the chapter go out at the end with him asking Jed if he needs a part-timer. <text:s/>Jed says no, I would rather a full-timer. <text:s/>Your boss would understand if you needed to study. <text:s/>Probably these last two point could be combined.</text:span></text:p>
        </text:list-item>
      </text:list>
      <text:p text:style-name="P7"><text:span text:style-name="T16"/></text:p>
      <text:p text:style-name="P7"><text:span text:style-name="T16"/></text:p>
      <text:p text:style-name="P7"><text:span text:style-name="T16"/></text:p>
      <text:list text:continue-list="list2251874047" text:style-name="L2">
        <text:list-header>
          <text:p text:style-name="P22"><text:span text:style-name="T21">YUNJIN’S STORY </text:span><text:span text:style-name="T22">(Romance Subplot)</text:span></text:p>
        </text:list-header>
      </text:list>
      <text:p text:style-name="P4"><text:span text:style-name="T21"/></text:p>
      <text:list text:style-name="L4">
        <text:list-item>
          <text:p text:style-name="P34">Yunjin and Dom meet at a magic exhibition and hit it off. <text:s/>They end up hooking up back at Dom’s place. <text:s/>Dom is immediately drawn to her extreme love of ritualism, she’s into something</text:p>
        </text:list-item>
        <text:list-item>
          <text:p text:style-name="P34">The next morning, she makes some comment about how she makes mistakes when she drinks. Something innocuous that Dom doesn’t really pick up on, frankly she’s not really aware she’s got a problem. <text:s/>The sparks really fly after she calms down. <text:s/>Yunjin is really direct and knows what she wants, Dom is very open and honest with her. <text:s/>They really, really hit it off.</text:p>
        </text:list-item>
        <text:list-item>
          <text:p text:style-name="P34">Yunjin and Dom meet up for a date <text:span text:style-name="T43">and they have a great time. <text:s/>She’s just hanging out on her lunch break, and she orders a glass of wine. <text:s/>Her job is soul-sucking, trust me, it’s the only way it’s the only way I’m gonna get through the second half of this day. <text:s/>Again, Dom doesn’t really pick up on it although he might think that’s a little odd. <text:s/>Yunjin isn’t drunk, drunk. <text:s/>She’s buzzed and it seems relatively normal to him.</text:span></text:p>
        </text:list-item>
        <text:list-item>
          <text:p text:style-name="P35">Dom gets a call that Yunjin’s in the hospital. <text:s/>She had a seizure, and some guy called 911. <text:s/>He unlocked her phone to call someone and found his name. <text:s/>Somehow, it comes out that the guy knew to call him because his name had hearts next to it. <text:s/>When Dom gets to the hospital, he makes sure Yunjin’s okay and, when he’s sure she’s okay, he starts making fun of her a little bit for the hearts. <text:s/>Yunjin eventually tells him that she thinks she had a seizure because of the alcohol and that she’s gonna stop drinking. <text:s/>I hate it, but this experience was very fun, so I think I’m gonna stop. <text:s/>Dom says that’s pretty reasonable and she laughs and smiles. <text:s/>When they leave, the doctor/nurse/pharmacist/counselor makes sure she has the pills. <text:s/>And when Yunjin tries to brush them off, they make her take them and say something like “If you end up feeling sick again take these.” <text:s/>Dom just thinks these are for the seizure or a consussion, and Yunjin just confirms whatever incorrect thing he says.</text:p>
        </text:list-item>
        <text:list-item>
          <text:p text:style-name="P35">Yunjin and Dom have another date in <text:span text:style-name="T44">3</text:span> days, and she calls Dom <text:span text:style-name="T44">in the afternoon</text:span> to cancel because she’s feeling like shit. <text:s/><text:span text:style-name="T44">Dom goes to her place because he’s trying to be nice or maybe he’s worried about a concussion (whatever she lied to tell him about), and he finds her sick as a fucking dog. <text:s/>Sweaty, </text:span><text:span text:style-name="T45">fever, she can hear her heart beating in her ears. <text:s/>When Dom asks she should go the to the hospital, she lies again and says she already called them and they told her it was normal and she should sleep and drink plenty of water. <text:s/>He asks if she took the meds that doc gave her and she looks a little shifty about it, but says no. <text:s/>When he gets up to get them for her, she tries to stop him, but she’s really not in a place to do that so Dom gets them. <text:s/>He reads the meds to check the dosage and whatnot and it says on the label the name of the drug. <text:s text:c="2"/>He gives her the drugs and she says thanks and then conks out pretty fast. <text:s/>She’s sweaty, so they’re just holding hands so she can cool down. <text:s/>Dom looks up the drug to see what they’re treating and he discovers it alcohol withdrawal. <text:s/>He takes that in, then looks up what to do for her online and does that.</text:span></text:p>
        </text:list-item>
        <text:list-item>
          <text:p text:style-name="P36">He and Yunjin have another date later. <text:s/>Probably a month into her sobriety. <text:s/>She doesn’t really think she has a problem, but she does sort of chat with Dom about the red flags. <text:s/>She admits that passing out and going through withdrawal and having a seizure isn’t exactly a great start to a relationship. <text:s/>Dom admits that it’s not really <text:span text:style-name="T46">great</text:span>, but then again <text:span text:style-name="T46">you’re going out with someone who’s </text:span><text:span text:style-name="T53">basically considering taking a vow of poverty</text:span><text:span text:style-name="T46">. <text:s/>(Exorcism is super fucking dangerous and doesn’t make much money at all, there’s probably a stigma around it maybe? <text:s/>Point is, he’s trying to give up his life to live a harder one.) <text:s/>She’s not super convinced that he really gets what’s going on with her, but moves on regardless.</text:span></text:p>
        </text:list-item>
        <text:list-item>
          <text:p text:style-name="P37">There’s some moment here where Dom finds some unopened alcohol bottle in Yunjin’s place or something like that and Dom gets rid of it. <text:s/>He believes that he “saved” her from relapsing, although he absolutely doens’t say it like that, and she does seem pretty greatful to him for doing that later.</text:p>
          <text:p text:style-name="P37"><text:soft-page-break/></text:p>
        </text:list-item>
      </text:list>
      <text:p text:style-name="P10"/>
      <text:list text:continue-numbering="true" text:style-name="L4">
        <text:list-item>
          <text:p text:style-name="P37">Yunjin and Dom form a co-dependent relationship, but it needs to look very, very nice from Dom’s end. <text:s/>He’s not going over the goddamn top for her, but it’s just <text:span text:style-name="T1">a little </text:span>too much. Yunjin’s really independent, but she really loves Dom so she’s happy to give up <text:span text:style-name="T1">just a little </text:span>independence from her perspective. <text:s/>Dom is trying to basically love her enough that she doesn’t relapse. <text:s/>This just needs to happen a couple times in their relationship through out the ensuing chapters.</text:p>
        </text:list-item>
        <text:list-item>
          <text:p text:style-name="P37">Yunjin relapses. <text:s/>She finally got a contract for her <text:span text:style-name="T47">ritualism work for a good amount of money, when the people who sign her ask her if she wants a drink, she doesn’t really have the presence of mind to turn them down. <text:s/>She has one drink with them, then goes out and drinks some more. She ends up back at Dom’s place on his couch. <text:s/>No alcohol on her, but she’s clearly drunk. When Dom finds her, she’s pretty good about saying she fucked up but, eventually, she absolutely snaps in half and sobs and cries and says how much of a fucking idiot she is and how she can’t believe she did this, ect. Ect. <text:s/>It’s a dramatic moment, and I think it’s mostly from her perspective. <text:s/>Maybe just some of the chapter is actually told from inside her mind. <text:s/>Dom takes care of her of course. <text:s/>She’s just devestated, but that’s about it.</text:span></text:p>
        </text:list-item>
        <text:list-item>
          <text:p text:style-name="P38">Yunjin asks Dom to go with her to her first AA meeting. <text:s/>In this meeting, Yunjin actually shares. The chapter is completely in her mind until she’s done sharing – during this share, she comes to the realization that she needs to get sober for herself. <text:s/>Not for Dom or because it’s affecting her work or her health and so on. <text:s/>Yunjin goes off to talk to a lady for some reason and we go back to Dom, <text:span text:style-name="T48">who is approached by one of the guys who can just tell that he’s a guest. <text:s/>Dom finds out that he’s a Magician and he tells him that he’s been learning about all the Exorcisms that can help addicts. <text:s/>The guys tells him that that’s nice and all to learn, but then hits him with the big truth that Dom really can’t do anything to save her. <text:s/>The only think you need to decide is, are you willing to watch her die. <text:s/>You’re going into this with a woman who has a disease. <text:s/>And if it conquers her, or if you live happily together to 100, it’s got nothing to do with you. <text:s/>Or, almost nothing, don’t drink in front of her lol. <text:s/>You can’t </text:span><text:span text:style-name="T5">make</text:span><text:span text:style-name="T48"> her stay sober.</text:span> <text:span text:style-name="T48">You’ll be just as powerless tomorrow to stop her from drinking as you were, what, 4 - 5 days ago it looks like. But… I can. <text:s/>You can’t. You can’t <text:s/>You can only be good to her, and </text:span><text:span text:style-name="T49">let her do it on her own?</text:span></text:p>
        </text:list-item>
        <text:list-item>
          <text:p text:style-name="P39">They have a final scene where they apply the lesson, now that they’ve learned it. <text:s/>Yunjin tells Dom that she’s going to a meeeting and that she’s been going every day for the past couple days. <text:s/>90 meeting in 90 days. <text:s/>Dom is all sorry that she’s been going alone and offers to go with her (not really intensely, but honestly) and she turns him down a little harshly. <text:s/><text:span text:style-name="T50">They both apply that she’s gonna do this on her own and Dom gets it. <text:s/>She’s pretty surprised that he does, but happy and then she asks him to not do her dishes when he gets to her place. <text:s/>Maybe this is further down the road? Like 2 months? One more day than she was sober last time? <text:s/>Then this is more like a “Why don’t you want me to come to your meeting?” kinda thing. <text:s/>Save vibes as before though. <text:s/>They’re talking about how Dom finally decided to quit and go full-time into Exorcism. <text:s/>She insinuates that he should move in with her. <text:s/>They could pretty easily split the rent for a small place. <text:s/>Probably not downtown, but if that’s what we gotta do, that’s what we gotta do. <text:s/>He’s probably looking for another place, and she says the rent-splitting thing. <text:s/></text:span></text:p>
          <text:p text:style-name="P39"/>
          <text:p text:style-name="P40">End cute romance story.</text:p>
        </text:list-item>
      </text:list>
      <text:list text:style-name="L5">
        <text:list-header>
          <text:p text:style-name="P50">REPLOTTING V2</text:p>
        </text:list-header>
      </text:list>
      <text:list text:style-name="L6">
        <text:list-item>
          <text:p text:style-name="P41"><text:span text:style-name="T102">D</text:span><text:span text:style-name="T86">om sits at his desk, clock tick tick ticking away while he thinks about what he’s going to do over the weekend. <text:s/>The clock causes some anxiety in him, but the act of being let go seems to cause him more anxiety, he doesn’t really want to go home, but he doesn’t want to say here. <text:s/>Alarm goes off and he stays sitting at his desk – he’s clearly a manager and doing well – the noises of his colleagues packing up around him fill the room. <text:s/>No one comes up to him, he sits until everyone is gone, then leaves himself. <text:s/></text:span><text:span text:style-name="T87">Somewhere in here, we find out that he has some demon in him. <text:s/>I think that it’s just the way the world works. <text:s/>You’re more likely to have one if you live in the city. <text:s/>We probably don’t ever find out where he got it.</text:span><text:span text:style-name="T86"> It’s pretty weird, kinda scary, we need to use this to establish the broad strokes of how the world works. <text:s/>He makes his way to the train, the demon’s voice increasing in </text:span><text:span text:style-name="T103">volume.</text:span></text:p>
        </text:list-item>
        <text:list-item>
          <text:p text:style-name="P41"><text:span text:style-name="T54">This scene is on the train – </text:span><text:span text:style-name="T56"><text:s/>HERE DOM MEETS JED TO HAVE HIM EXORCISE IT. <text:s/></text:span><text:span text:style-name="T57">THE PERSON WHO TRIES TO EXORCISE IT IS JED’S APPRENTICE, AND DOM NOTICES IT SO IT DOESN’T WORK. <text:s/>JED CRITISIZES THE APPRENTICE AND THEY STORM OFF. <text:s/>THIS IS WHERE DOM JOINS UP. <text:s/></text:span><text:span text:style-name="T62">In this life, we only really get a few points of clarity. <text:s/>This is Dom’s.</text:span></text:p>
        </text:list-item>
        <text:list-item>
          <text:p text:style-name="P51">Oops, this is the scene where Dom considers whether or not Jed’s about to kill him basically. <text:s/>He fights internally over whether or not he should go to the diner. <text:s/>Obv he decides to go.</text:p>
        </text:list-item>
        <text:list-item>
          <text:p text:style-name="P41">Dom goes anyways, and meets Jed at the diner. <text:s/>During this, Dom learns about magic and Jed frustrates him that he won’t just tell him answers directly. <text:s/>Jed directs him to a magic exhibition <text:span text:style-name="T67">that’s happening tonight</text:span>. He might find out that Jed has a spot for an apprentice here. <text:s/><text:span text:style-name="T87">Two months I think</text:span>, and Dom would need to make a decision if he wanted to continue. <text:s/><text:span text:style-name="T58">THERE’S SOMETHING WE’RE WORKING TOWARDS HERE PARLIAMENT I THINK. <text:s/></text:span><text:span text:style-name="T62">This is going to be the first illustration that Dom finds that magic doesn’t really work if someone explains it to you. <text:s/>When someone </text:span><text:span text:style-name="T15">literally</text:span><text:span text:style-name="T62"> tries to tell you how to do something, they harm your ability to learn it. <text:s/>You have to figure it out on your own – by watching and feeling others use the power.</text:span></text:p>
        </text:list-item>
        <text:list-item>
          <text:p text:style-name="P41">Dom goes to the exhibition, meets the Exorcists and falls in love with magic. <text:s/><text:span text:style-name="T87">This show shoud be something like a classic SF tech conference. <text:s/>Maybe pull from Dreamforce as a reference. <text:s/>This is also the first time we can meet other people who’re using magic and have Dom really</text:span><text:span text:style-name="T9"> feel</text:span><text:span text:style-name="T87"> the power for the first time from the perspective of others.</text:span> He meets Yunjin for the first time here. <text:s/>They go home together. <text:s/></text:p>
        </text:list-item>
        <text:list-item>
          <text:p text:style-name="P41"><text:span text:style-name="T87">Very early in the morning (maybe 4am or so)</text:span> he and Yunjin talk and Dom falls for her really fast. <text:s/>She seems to like him, but she deflects through a sort of aggressive humor. <text:s/>She agrees to a date with Dom at a later time <text:span text:style-name="T87">and I think might give Dom the final push he needs to give this magic stuff a try</text:span>. <text:s/><text:span text:style-name="T59">This scene should probably do something else other than move the romance forward, although if the romance is good enough I don’t think it has to. <text:s/></text:span></text:p>
        </text:list-item>
        <text:list-item>
          <text:p text:style-name="P41">Dom <text:span text:style-name="T68">leaves to go to Jed’s diner very early to be there at 4:30</text:span><text:span text:style-name="T87">am</text:span>, thinking about how excited he is <text:span text:style-name="T69">for his first day learning magic from Jed. <text:s/>He shows up at the diner, and Jed’s first order of business is giving Dom something to take orders with and tells him to get to work. <text:s/>Dom argues a little, but then figures this is part of the process. <text:s/>Dom works a whole shift – after his entire shift at his real job – and he’s super dead. <text:s/>While he’s on the job, Jed teaches him more shit about magic and Exorcism. <text:s/>Dom really enjoys himself learning although he finds it difficult. <text:s/></text:span><text:span text:style-name="T68">After this, Dom leaves to get to work at </text:span><text:span text:style-name="T69"><text:s/></text:span><text:span text:style-name="T58">I THINK DOM MUST LEARN MORE ABOUT WHAT PARLIAMENT IS AND WHAT WOULD BE EXPECTED OF HIM.</text:span></text:p>
        </text:list-item>
        <text:list-item>
          <text:p text:style-name="P42">On the way <text:span text:style-name="T68">to work (he must be walking I guess)</text:span>, Dom ruminates over what he learned for the day <text:span text:style-name="T70">and he runs into a man who’s suffering on the street with something. <text:s/>Addiction or just sadness? Some mental anguish of some sort. <text:s/></text:span><text:span text:style-name="T88">Dom is afflicted with some sort of demon here, </text:span><text:soft-page-break/><text:span text:style-name="T88">but he’s not really aware of </text:span><text:span text:style-name="T10">how </text:span><text:span text:style-name="T88">he was afflicted. <text:s/>He just sees something creepy happen out of the corner of his eye at first then, eventually, he begins to actually see the image of a creepy girl following him. <text:s/>He makes his way off to work, not super sure it’s a demon or someone just being weird. <text:s/>The chapter ends with him entering the building and making his way upstairs to his office. </text:span></text:p>
          <text:p text:style-name="P52">[I feel like this chapter needs to exist, but it might be too short… maybe this is an opportunity to show that it looks like when someone first gets possessed? <text:s/>Hm.]</text:p>
        </text:list-item>
        <text:list-item>
          <text:p text:style-name="P43"><text:span text:style-name="T71">D</text:span>om realizes it’s a demon basically right out the gate here. <text:s/>No one can see the scary girl, and she’s just standing in the elevator with him, staring. <text:s/>Dom jumps out of his skin when the demon speaks to him, asking him to do… something <text:span text:style-name="T55">TO BE DECIDED LATER </text:span>It shoud be weird or creepy, not really related with reality. <text:s/>The request should sort of confuse Dom. <text:s/>Dom decides to ignore her, especially when others from his office show up. <text:s/>He makes his way to his office, and the demon gets more and more frustrated with him as time goes on. <text:s/>Eventually, it just starts screaming at him like a manic child and pounding on the door, breaking shit ect. <text:s/>Dom tries to deal with this himself, telling himself that she can’t touch him or control him since he’s aware of her, but the experience becomes too much and Dom has to leave work. <text:s/>The diner is already closed by the time he gets there. <text:s/>In a panic, Dom tries to open the door then, giving up, slumps down near the glass until the diner opens back up again. </text:p>
        </text:list-item>
        <text:list-item>
          <text:p text:style-name="P44">Jed <text:span text:style-name="T88">gets to the diner at 1am and</text:span> <text:span text:style-name="T71">basically rips the Demon out of Dom here. <text:s/>It’s really scary and the thing is </text:span><text:span text:style-name="T88">absolutely unrelenting</text:span><text:span text:style-name="T71">. <text:s/></text:span><text:span text:style-name="T88">Jed, after realizing what Dom’s going through, tries to teach Dom how to exorcise it himself.</text:span><text:span text:style-name="T71"> <text:s/>But the more Dom listens and observes the demon, </text:span><text:span text:style-name="T72">but he can’t seem to get it out of his mind without Jed’s help. <text:s/>Eventually, Jed decides that he’s worked enough and rips the demon out himself.</text:span><text:span text:style-name="T71"> Eventually, Dom wonders why he was experiencing torment from this, and he can’t really recall that happened in the memory. <text:s/></text:span><text:span text:style-name="T60">Fucking horrifying, then peaceful. <text:s/>It passes. <text:s/></text:span><text:span text:style-name="T63">Dom’s freaked the fuck out that this can happen if you learn how to open your mind to the power. <text:s/>Jed mostly fires back that this is what’s happening to everyone, they’re just not aware of it. <text:s/>Dom says he’s done with this, fuck you, all that shit and Jed points out to him that he needs to at least learn how to control his mind enough now to ignore the demons – now that he’s aware of them, they can’t control him anymore. <text:s/>If they can’t control him, they’re just going to do what this one did until he complies. <text:s/>They’re not sophisitcated creatures, those demons. <text:s/>Dom’s pretty horrified at the realization that, now that he’s learned about magic, he can’t really go back. <text:s/>He never can. <text:s/>Fuck. <text:s/>Jed tosses an apron at him and says he should get to work, but Dom storms off. <text:s/></text:span><text:span text:style-name="T64">When he reaches his apartment, he throws himself into bed getting some much needed sleep.</text:span></text:p>
        </text:list-item>
        <text:list-item>
          <text:p text:style-name="P45"><text:span text:style-name="T89">Dom awakens before work, decided that he’s going to just tell Jed that he’s only going to learn magic enough to control his mind, and that he’s completely done with the whole thing after that. <text:s/>He gets a text from Yunjin – “Lunch?” <text:s/>I think we should just cut to Dom standing out in front if the place where he and Yunjin are going to eat. </text:span>Dom and Yunjin have that date, she tells him they can only meet on her lunch break, but Dom’s actually quite happy to do that. <text:s/>It’s a cute date and Dom talks about his experience learning magic from Jed <text:span text:style-name="T72">and that really scary demon</text:span>. <text:s/>She sort of laughs a little and makes it known to Dom <text:span text:style-name="T72">that </text:span><text:span text:style-name="T89">literally everyone’s been there</text:span><text:span text:style-name="T72">. <text:s/></text:span><text:span text:style-name="T89">She probably shares a story about that herself, although her craft involves taking on a demon and using </text:span><text:span text:style-name="T90">it</text:span><text:span text:style-name="T89"> to write longform spells. (That’s Ritualism babyeee) <text:s/></text:span>That does seem to deflate Dom a little, but Yunjin does a pretty good job of cheering him up about it, she didn’t really mean to be a shithead to him. <text:span text:style-name="T55">This is where Yunjin orders that wine</text:span>. <text:s/><text:span text:style-name="T72">Dom seems to set himself to speak with Jed about </text:span><text:span text:style-name="T67">magic stuff</text:span><text:span text:style-name="T72"> the next morning, </text:span><text:span text:style-name="T90">he’s a good bit calmer about the whole situation, now that he’s seen Yunjin in control of it. <text:s/>This scene should also have some reason in it where Yunjin falls in love with Dom quite quickly.</text:span></text:p>
        </text:list-item>
        <text:list-item>
          <text:p text:style-name="P46"><text:soft-page-break/><text:span text:style-name="T91">The next morning, Dom tries to apologize to Jed, but Jed doesn’t really let him. <text:s/>He thinks that it’s pretty reasonable for Dom to be mad, and he only harms himself by storming off. <text:s/>On top of that, there’s a customer Jed’s excited for Dom to meet. <text:s/></text:span>Jed <text:span text:style-name="T73">and Dom work with a customer to remove a demon. <text:s/>It’s something pretty unpleasant, but the customer knows that magic is real – I think they work a normal job, but they’re aware of the magical world – and so that makes the removal more of a medical procedure. <text:s/>Great teaching opportunity for Dom. <text:s/>Basically Dom tries to </text:span><text:span text:style-name="T91">guide the customer in</text:span><text:span text:style-name="T73"> remov</text:span><text:span text:style-name="T91">ing</text:span><text:span text:style-name="T73"> the demon, something goes wrong, and Jed </text:span><text:span text:style-name="T91">takes over</text:span><text:span text:style-name="T73">. <text:s/></text:span><text:span text:style-name="T91">Jed’s pretty happy with Dom for his first try. <text:s/></text:span><text:span text:style-name="T73">Jed and Dom have their conversation about how Dom doesn’t think he can do this and Jed gives him some wisdom about learning to sit with his frustration. <text:s/>Dom’s sort of 50/50 on it, but doesn’t decide to give up. </text:span><text:span text:style-name="T67">[Before work]</text:span></text:p>
        </text:list-item>
        <text:list-item>
          <text:p text:style-name="P47"><text:span text:style-name="T67">[He skips work for this] </text:span>Dom gets a call that Yunjin’s in the hospital. <text:s/>He rushes down there to see what he can do and, when he finds her, finds out that <text:span text:style-name="T67">s</text:span>he had a siezure. <text:s/>She’s sleeping when Dom gets there and the guy tells him that he knew to call Dom because he had hearts next to his name in her phone. Dom thinks that hilarious. <text:s/><text:span text:style-name="T74">Before the guy leaves, Dom gives him a fistbump and detects that he has a demon in him. <text:s/>Dom realizes that it’s not that powerful, sort of like the one he was working on with Jed earlier? Or something they worked on weeks ago something like that. Dom tries to exorcise the demon from the guy and the guy just thinks Dom’s weird and leaves. Dom probably got pretty close, but just pushed the guy’s ?believability reflex? who knows, something like that. Dom is sad again, and </text:span><text:span text:style-name="T91">takes his seat next to Yunjin</text:span><text:span text:style-name="T74">.</text:span></text:p>
        </text:list-item>
        <text:list-item>
          <text:p text:style-name="P48"><text:span text:style-name="T67">[Later in the afternoon 2 or 3 or so] </text:span>Yunjin wakes up, really embarassed <text:span text:style-name="T75">that Dom’s here. <text:s/>Embarassed at the situation, she gets out of the hospital as quick as she can. <text:s/>Also she seems good, the doctors are at least a little concerned for her and give her some pills, but she does leave and Dom takes her home. <text:s/>When they get there, Yunjin vomits all over the floor after Dom brings her some OJ. <text:s/>She’s pissed and says she’s never drinking ever again. <text:s/>Yunjin convinces him not to call the doctor again, and she lays down to sleep. <text:s/>When she’s situated in bed, she asks Dom to sit on the bed with her and she asks him if he can </text:span><text:span text:style-name="T104">remove a demon she picked up in the hospital. <text:s/>Dom holds her hand and thinks he probably could, but then says he can call Jed to remove it. <text:s/>She encourages him to get it done himself. <text:s/>Dom does and it’s pretty poggers.</text:span><text:span text:style-name="T105"> </text:span><text:span text:style-name="T106">help her remove a demon that she picked up at the hospital. <text:s/>Dom doesn’t think he can do it, but Yunjin reminds him that she can do it herself, all he needs to do is help support her. <text:s/>Dom does, and he and Yunjin share a nice moment where Yunjin talks about how it’s nice in Dom’s mind. <text:s/>There should be some interesting romance thing here I think.</text:span></text:p>
        </text:list-item>
        <text:list-item>
          <text:p text:style-name="P49">The next day, Dom should meet all the roommates and learn about their magic. <text:s/>It’s really sick and he learns a lot and really loves her roommates and everything they’re doing. <text:s/>He also sees Yunjin’s magic and workshop. <text:s/>She’s a ritualist, which he probably already knows, <text:span text:style-name="T76">but he gets to see her work for the first time. <text:s/></text:span><text:span text:style-name="T98">This work is her using the demon he exorcised the night before to write a ritual. <text:s/>This is a perfect scene for their first kiss. <text:s/>Dial up the romance future Nick. <text:s/>I believe in you.</text:span><text:span text:style-name="T76"> <text:s/></text:span><text:span text:style-name="T92">The roommates are Maxine and the boys </text:span><text:span text:style-name="T102">(I think these three are magic-aware, but don’t practice. <text:s/>Maxine should be a lawyer)</text:span><text:span text:style-name="T92">, he should get to know them at least a littl</text:span><text:span text:style-name="T98">e</text:span><text:span text:style-name="T92"> bit, but this is a cooling-off chapter so that readers can chill out from Dom’s horrible, no good, very bad week.</text:span></text:p>
          <text:p text:style-name="P17"/>
        </text:list-item>
        <text:list-item>
          <text:p text:style-name="P53">About 2 months later <text:span text:style-name="T92">(pretty close to… Parliament, or the Solstice?)</text:span>, we open up on Dom sitting in his office and thinking about his magic studies with Jed. <text:s/>This scene should reflect the opening scene of the book, although something’s changed in Dom’s thinking. <text:s/>He’s still working and doing his best, but there’s a completeness to his thinking, a driving quality to his thoughts now. <text:s/>Dom is working on his work and magic at his desk, excited about his trip to see an exorcism <text:span text:style-name="T77">in the park later. <text:s/></text:span><text:span text:style-name="T78">As Dom is leaving work, he gets stopped by Maud, the nuts lady </text:span><text:soft-page-break/><text:span text:style-name="T78">who shouts about Dom’s company trying to kill her and stuff. <text:s/>She tells him something that makes Dom think she’s picked up a demon, and he exorcises it quite quickly while just talking to her. Maybe there’s something here about learning something new. <text:s/>Something with the scene needs to be… more? I guess. <text:s/>This is good for now though. <text:s/>We should underline that Dom has at least a little of an ego here about how good he’s getting at exorcism. <text:s/>Not like “I’m the godddamn best” but like “I’m pretty good at this now.” There’s something in me here that makes me want to </text:span><text:span text:style-name="T7">make sure</text:span><text:span text:style-name="T78"> the audience gets at least a little insight into Dom’s advancement. <text:s/>Even if it’s a book-style montage, Dom can’t teleport to being good, we should at least see it a little.</text:span></text:p>
        </text:list-item>
        <text:list-item>
          <text:p text:style-name="P54">Dom goes off to meet Yunjin at her place. <text:s/>They have a date tonight, but Dom’s picking her up. <text:s/>This is where he finds a bottle of whiskey that was gifted to her on the counter. <text:s/>I think maybe there’s some story-driven suggestion that she’s sort of hiding it, but mostly she says she just took it to be nice and that she liked the idea of having it so she like… knows how far she’s come. <text:s/>Dom gets it, but throws it away. <text:s/>She seems annoyed that he did that, but Dom is pretty sure it’s for the best. <text:s/>They <text:span text:style-name="T79">probably get into a fight over it and she says that he took away her choice about getting rid of the alcohol. <text:s/>Dom says that she shouldn’t put herself in the situation to choose. <text:s/>She needs to retort with something like, how is she going to learn to turn down alcohol if she runs every time she sees it. <text:s/>Basically she hits on Dom’s sense of control and he understands because he feels the need to control his outcome to become an Exorcist. <text:s/>Dom apologizes to her, they make up. <text:s/>Even though Dom’s right and she’s wrong ultimately. <text:s/>Yunjin has to work, so they cancel their date. <text:s/>Seemingly, she’s not mad. <text:s/>But she’s obviously mad. <text:s/>Dom leaves </text:span><text:span text:style-name="T80">to </text:span><text:span text:style-name="T79">walk to the park alone. <text:s/></text:span><text:span text:style-name="T97">THERE SHOULDN’T BE A FIGHT HERE, THIS SHOULD BE A VERY SWEET, LOVING SCENE SO THE AUDIENCE BELIEVES THEY </text:span><text:span text:style-name="T98">ACTUALLY BELONG TOGETHER.</text:span></text:p>
        </text:list-item>
        <text:list-item>
          <text:p text:style-name="P55"><text:span text:style-name="T77">D</text:span>om arrives at the park, probably Golden Gate Park, <text:span text:style-name="T80">for the last magic exhibition before Parliament. <text:s/>It’s just like the one Jed to Dom to back when all of this started. <text:s/>Here, he gets to experience</text:span> one of the Magocracy Exorcists <text:span text:style-name="T80">for the very first time</text:span>. <text:s/>He’s met plenty of Exorcists before, many that were quite good, but this is the first time he’s gotten to experience someone who’ll lead the Parliament for his division. <text:s/>The experience is incredible. <text:s/>It really changes what Dom believes is possible for exorcism… and it also discourages him. <text:s/>That Exorcist is so good <text:span text:style-name="T81">and Dom’s progressed so much, that he can tell now just how far he has to go and fully believes that he’ll literally never get there. <text:s/></text:span><text:span text:style-name="T95">I think the demon needs to attack here and Dom just doesn’t notice what’s going on. <text:s/>Basically, the chapter gets weirder and weirder until someone rouses him out of the demon’s dream. <text:s/>Dom notices it and watches as the Mago Exorcist destroys it or… traps it or something? Holy shit, demons can be </text:span><text:span text:style-name="T11">that powerful</text:span><text:span text:style-name="T95">? And Mago Exorcists can be </text:span><text:span text:style-name="T11">that powerful</text:span><text:span text:style-name="T95">?</text:span></text:p>
        </text:list-item>
        <text:list-item>
          <text:p text:style-name="P56">On his walk back from the park, he runs into Maxine and the guys... somewhere. <text:s/>They should have a little talk about Dom’s budding inferiority complex and Dom basically learns the wrong lesson from them. <text:s/>Basically, it demoralizes him more, but makes him feel like he can control the outcome if he just white-knuckles it long enough. <text:s/>If he just whips himself hard enough, he can figure it out. <text:s/>I think this isn’t really what they’re trying to say, but they <text:span text:style-name="T102">don’t really practice magic, so they don’t really know the right thing to say to him. </text:span></text:p>
          <text:p text:style-name="P62">[I think this is too much talking about the same thing… <text:s/>probably this chapter should be replaced with something else.]</text:p>
        </text:list-item>
        <text:list-item>
          <text:p text:style-name="P57">The next morning, Jed and Dom talk about what happened the night before. <text:s/>Jed gives him instruction on how to exorcise that particular demon. <text:s/>This is a good opportunity for a “this one only comes out with prayer” – type reference. <text:s/><text:span text:style-name="T82">Dom is quite mad that he allowed the demon to really injure whoever it was that got possessed, but Jed doesn’t really seem to be surprised that he couldn’t exorcise it. <text:s/>That was a pretty hard one to be honest, not at your level to be trivial </text:span><text:soft-page-break/><text:span text:style-name="T82">yet. <text:s/>Dom believes that it </text:span><text:span text:style-name="T8">needs</text:span><text:span text:style-name="T82"> to be at his level soon, and that he’s not progressing fast enough. <text:s/></text:span><text:span text:style-name="T61">This ties into this next part, they’re happening simultaneously.</text:span><text:span text:style-name="T82"> </text:span><text:s text:c="2"/><text:span text:style-name="T82">Dom talks about how he saw the Magocracy Exorcist for the first time and Jed doesn’t really seem to understand that Dom feels insecure about his place in the world. <text:s/>Jed just thinks that Dom is really in awe over that the Mago Exorcists can really do. <text:s/>Eventually, Jed figures it out and helps Dom calm down about it. <text:s/>This is probably where we can talk about commiting yourself to the work. <text:s/>Jed explains it in some sufficiently mystical way that Dom doesn’t fully understand, but thinks he probably will sometime soon, since that’s how it normally works in his experience. Lol <text:s/></text:span><text:span text:style-name="T65">During this scene, we should have them working on something. <text:s/>Maybe exorcising a demon from a customer or… cleaning the diner? Just something interesting – this scene might be too much introspection, so Dom should learn something physically here not just mentally.</text:span></text:p>
        </text:list-item>
        <text:list-item>
          <text:p text:style-name="P58">Dom is about to leave for work, and comes across Jed and a woman talking. <text:s/>It’s the Mrs Gault and Jed fight scene. <text:s/>Probably should contextualize it better, <text:span text:style-name="T83">but the same basic scene happens. Probably should be just like I wrote it, with Jed getting attacked and Dom providing some backbone at the very end. <text:s/>Dom believes that he barely helped Jed, and Jed tries tell him that “barely” was good enough. <text:s/>But Dom’s not a big fan of that, and he wants to get good enough to exorcise that demon with Jed easily. <text:s/>Not Jed doing nearly all the work and Dom doing “just enough.” <text:s/>You helped exactly what I needed. Dom says thanks and walks off to work.</text:span></text:p>
        </text:list-item>
        <text:list-item>
          <text:p text:style-name="P59">There’s a scene at work and then, when he leaves, he arrives home to Yunjin sitting on his couch drunk.</text:p>
        </text:list-item>
        <text:list-item>
          <text:p text:style-name="P60">Yunjin relapses <text:span text:style-name="T84">scene. <text:s/>I’m sure I wrote this already, this is where that goes. </text:span><text:span text:style-name="T96">Goals for this scene: We can’t leave thinking they’re going to break up, but we can think that at some point. <text:s/>Yunjin needs to learn the composite of her lesson (the sad version of “I can’t control my own life”) and Dom needs to probably repeat something that Jed told him throughout the book and, although we’re not super sure Dom gets it, Yunjin does. <text:s/></text:span></text:p>
        </text:list-item>
        <text:list-item>
          <text:p text:style-name="P64">Yunjin’s AA meeting. <text:s/><text:span text:style-name="T84">Another one I wrote already, but this is where it goes. </text:span><text:span text:style-name="T66"><text:s/></text:span><text:span text:style-name="T65">I think I might need to cut this… it’s not Yunjin’s story. <text:s/>I want it still, but I think it just doesn’t fit.</text:span></text:p>
        </text:list-item>
        <text:list-item>
          <text:p text:style-name="P63"><text:span text:style-name="T94">D</text:span>om’s really in a poor mood with all this – he’s strung super thin and about to break. <text:s/>This is the very bottom of the pit for him. <text:s/>Maybe he tells Jed that he can’t do it and that he can’t come to the Parliament tomorrow. <text:s/>He tries to quit. <text:s/>Jed just tells him to show up and just do the work. <text:s/>It’s the first time Jed pushes him. <text:s/>He says something that makes Dom just trust him, even though he doesn’t believe him. <text:s/>Dom gets ready at the end and move off to the Parliament at the end of the day. <text:span text:style-name="T94">[Tentative chapter idea] </text:span></text:p>
        </text:list-item>
        <text:list-item>
          <text:p text:style-name="P61">Set up for the Parliament, Jed and Dom <text:span text:style-name="T93">are waiting for their turn. <text:s/>This is a good opportunity to talk about how the other negotiations look. <text:s/>We can probably meet Maxine and the boys again here.</text:span></text:p>
        </text:list-item>
        <text:list-item>
          <text:p text:style-name="P61">The Parliament begins. And it’s intense. <text:s/>Things are going well, but one of the demons slip free. <text:s/><text:span text:style-name="T85">This has to be basically the full arc of the event but, just before the end, Dom jumps off to chase down a demon.</text:span></text:p>
        </text:list-item>
        <text:list-item>
          <text:p text:style-name="P61">Dom reaches after the demon to tackle it by himself. <text:s/>Jed’s concerned, but he has to hold down the fort so that the rest of the Warders don’t like… die or something. <text:s/><text:span text:style-name="T85">Dom gets it at the end of the chapter. <text:s/>Parliament success! No demons broke through in small, small part due to Dom. <text:s/>Dom basically gets it at this point – magic is about just doing the work and enjoying the outcome, whatever that is. <text:s/>He really enjoys people telling him he did a great job – even the super powerful mages he was reluctant to meet. <text:s/>By the end, he’s basically fully committed to being an Exorcist. <text:s/>He’s joining to work at the diner.</text:span></text:p>
        </text:list-item>
        <text:list-item>
          <text:p text:style-name="P58"><text:span text:style-name="T84">This could be a scene that happens two months later again. <text:s/>One more day sober than Yunjin had last time.</text:span> <text:span text:style-name="T85">Story wrap-up. <text:s/></text:span><text:span text:style-name="T84">This might be where they’re talking about Why Yunjin doesn’t want Dom to come to her meetings? Also where she insinuates that he should move in with her.</text:span> <text:soft-page-break/><text:span text:style-name="T84">Talking about his decision to quit and start working with Jed at the diner.</text:span> Walking arm in arm down the street. <text:s/>And tomorrow, the work began again.</text:p>
        </text:list-item>
      </text:list>
      <text:p text:style-name="P12"/>
      <text:p text:style-name="P13">Fin</text:p>
      <text:p text:style-name="P13"/>
      <text:p text:style-name="P13"/>
      <text:p text:style-name="P14">WHAT’S GOING ON WITH THE PARLIAMENT</text:p>
      <text:p text:style-name="P15"/>
      <text:p text:style-name="P15">I think it’s pretty simple, Jed needs a team to negotiate every year at Parliament to have his diner stay as a magical nexus. <text:s/>Parliament involves a bunch of mages that make deals with fairies. <text:s/>The humans need a team to actually do these negotiations because fairies <text:span text:style-name="T101">are quite powerful normally and</text:span> when they’re in their world they have all sorts of nutty, reality-altering powers. <text:s/>Exorcists’ jobs is to keep everyone’s minds from <text:span text:style-name="T93">being altered by the fae magic. <text:s/>Everyone’s got a purpose, but Dom’s </text:span><text:span text:style-name="T101">is</text:span><text:span text:style-name="T93"> just to provide support to Jed. <text:s/>Nothing else. <text:s/></text:span><text:span text:style-name="T99">In parliament, there are probably a lot of people who are really important, but don’t practice magic at all. <text:s/>There’s a good opportunity to talk about people who love magic, </text:span><text:span text:style-name="T100">but support it using traditional professions like law and policy-making. <text:s/>There are probably other things in there.</text:span></text:p>
      <text:p text:style-name="P15"/>
      <text:p text:style-name="P16">WHY DOES JED WANT TO KEEP THE NEXUS?</text:p>
      <text:p text:style-name="P16"/>
      <text:p text:style-name="P16">HOW DOES MAGIC WORK GENERALLY?</text:p>
      <text:p text:style-name="P16"/>
      <text:p text:style-name="P16">WHY DOES NOONE KNOW ABOUT MAGIC?</text:p>
      <text:p text:style-name="P16"/>
      <text:p text:style-name="P16">WHAT’S UP WITH FAIRIES AND DEMONS?</text:p>
      <text:p text:style-name="P16"><text:tab/>I really like the idea that we humans invite demons into our world once a year in return for favors from the Fae. <text:s/>I don’t know what favors we’re talking about here… oh. Inventions and advances in the human spirit. <text:s/>We get cell phones, and in turn we have to invite a demon that goes along with that. <text:span text:style-name="T101">But humans can’t ask for stuff so specific, they have to ask for a way to connect all of humanity. <text:s/>Phones, internet, ect. <text:s/>The balance is that we have to advance enough that we believe that we actually deal with the demons that would come with our requests. <text:s/>Recently, our requests have started to outpace what the Magicians think they can handle. <text:s/>The people requesting are usually huge business owners in SF as well as very old Magicians who don’t really interact with the real world nowadays. <text:s/>They’re out of touch, so they’re asking for more and more without considering the demons released. <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2pt" style:font-size-asian="10.5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19:10:39.089354994</meta:creation-date>
    <dc:date>2024-02-21T03:27:27.110912323</dc:date>
    <meta:editing-duration>P2DT19H31M39S</meta:editing-duration>
    <meta:editing-cycles>24</meta:editing-cycles>
    <meta:generator>LibreOffice/24.2.0.3$Linux_X86_64 LibreOffice_project/420$Build-3</meta:generator>
    <meta:document-statistic meta:table-count="0" meta:image-count="0" meta:object-count="0" meta:page-count="15" meta:paragraph-count="103" meta:word-count="8731" meta:character-count="46647" meta:non-whitespace-character-count="37641"/>
  </office:meta>
</office:document-meta>
</file>